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Standard_32_2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3" style:family="table-cell" style:parent-style-name="Default" style:data-style-name="N0">
      <style:text-properties fo:font-size="9pt" style:font-size-asian="9pt" style:font-size-complex="9pt"/>
    </style:style>
    <style:style style:name="ce4" style:family="table-cell" style:parent-style-name="Standard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" style:family="table-cell" style:parent-style-name="Standard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6" style:family="table-cell" style:parent-style-name="Standard_32_2" style:data-style-name="N0">
      <style:table-cell-properties fo:border-top="none" fo:border-bottom="none" fo:border-left="thin solid #000000" fo:border-right="thin solid #000000" style:vertical-align="middle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7" style:family="table-cell" style:parent-style-name="Standard_32_2" style:data-style-name="N2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.706cm"/>
      <style:text-properties style:font-name="Calibri" style:font-name-asian="Calibri" style:font-name-complex="Calibri" fo:font-size="9pt" style:font-size-asian="9pt" style:font-size-complex="9pt"/>
    </style:style>
    <style:style style:name="ce8" style:family="table-cell" style:parent-style-name="Standard_32_2" style:data-style-name="N2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.706cm"/>
      <style:text-properties style:font-name="Calibri" style:font-name-asian="Calibri" style:font-name-complex="Calibri" fo:font-size="9pt" style:font-size-asian="9pt" style:font-size-complex="9pt"/>
    </style:style>
    <style:style style:name="ce9" style:family="table-cell" style:parent-style-name="Default" style:data-style-name="N2">
      <style:table-cell-properties style:vertical-align="middle" fo:wrap-option="wrap" style:repeat-content="false"/>
      <style:paragraph-properties fo:text-align="end" fo:margin-right="0cm"/>
      <style:text-properties fo:font-size="9pt" style:font-size-asian="9pt" style:font-size-complex="9pt"/>
    </style:style>
    <style:style style:name="ce10" style:family="table-cell" style:parent-style-name="Standard_32_2" style:data-style-name="N2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11" style:family="table-cell" style:parent-style-name="Standard_32_2" style:data-style-name="N0">
      <style:table-cell-properties fo:border-top="none" fo:border-bottom="thin solid #000000" fo:border-left="thin solid #000000" fo:border-right="thin solid #000000" style:vertical-align="middle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12" style:family="table-cell" style:parent-style-name="Standard_32_2" style:data-style-name="N2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.706cm"/>
      <style:text-properties style:font-name="Calibri" style:font-name-asian="Calibri" style:font-name-complex="Calibri" fo:font-size="9pt" style:font-size-asian="9pt" style:font-size-complex="9pt"/>
    </style:style>
    <style:style style:name="ce13" style:family="table-cell" style:parent-style-name="Standard_32_2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4" style:family="table-cell" style:parent-style-name="Standard_32_2" style:data-style-name="N2">
      <style:table-cell-properties fo:border="thin solid #000000" style:vertical-align="middle" fo:background-color="transparent" style:repeat-content="false"/>
      <style:paragraph-properties fo:text-align="end" fo:margin-right="0.706cm"/>
      <style:text-properties style:font-name="Calibri" style:font-name-asian="Calibri" style:font-name-complex="Calibri" fo:font-size="9pt" style:font-size-asian="9pt" style:font-size-complex="9pt"/>
    </style:style>
    <style:style style:name="ce15" style:family="table-cell" style:parent-style-name="Standard_32_2" style:data-style-name="N0">
      <style:table-cell-properties fo:border-top="thin solid #000000" fo:border-bottom="none" fo:border-left="thin solid #000000" fo:border-right="thin solid #000000" style:vertical-align="middle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16" style:family="table-cell" style:parent-style-name="Default" style:data-style-name="N0">
      <style:table-cell-properties style:vertical-align="middle" fo:wrap-option="wrap"/>
      <style:text-properties fo:font-size="9pt" style:font-size-asian="9pt" style:font-size-complex="9pt"/>
    </style:style>
    <style:style style:name="ce17" style:family="table-cell" style:parent-style-name="Default" style:data-style-name="N2">
      <style:table-cell-properties style:vertical-align="middle" fo:wrap-option="wrap"/>
      <style:text-properties fo:font-size="9pt" style:font-size-asian="9pt" style:font-size-complex="9pt"/>
    </style:style>
    <style:style style:name="ce18" style:family="table-cell" style:parent-style-name="Standard_32_2" style:data-style-name="N36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19" style:family="table-cell" style:parent-style-name="Standard_32_2" style:data-style-name="N37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0" style:family="table-cell" style:parent-style-name="Standard_32_2" style:data-style-name="N38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1" style:family="table-cell" style:parent-style-name="Standard_32_2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2" style:family="table-cell" style:parent-style-name="Standard_32_2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23" style:family="table-cell" style:parent-style-name="Default" style:data-style-name="N38">
      <style:table-cell-properties style:vertical-align="middle" fo:wrap-option="wrap" style:repeat-content="false"/>
      <style:paragraph-properties fo:text-align="end" fo:margin-right="0cm"/>
      <style:text-properties fo:font-size="9pt" style:font-size-asian="9pt" style:font-size-complex="9pt"/>
    </style:style>
    <style:style style:name="ce24" style:family="table-cell" style:parent-style-name="Default" style:data-style-name="N2">
      <style:text-properties fo:font-size="9pt" style:font-size-asian="9pt" style:font-size-complex="9pt"/>
    </style:style>
    <style:style style:name="ce25" style:family="table-cell" style:parent-style-name="Default" style:data-style-name="N37">
      <style:table-cell-properties style:vertical-align="middle" fo:wrap-option="wrap" style:repeat-content="false"/>
      <style:paragraph-properties fo:text-align="end" fo:margin-right="0cm"/>
      <style:text-properties fo:font-size="9pt" style:font-size-asian="9pt" style:font-size-complex="9pt"/>
    </style:style>
    <style:style style:name="ce26" style:family="table-cell" style:parent-style-name="Standard_32_3" style:data-style-name="N0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27" style:family="table-cell" style:parent-style-name="Standard_32_3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28" style:family="table-cell" style:parent-style-name="Standard_32_3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9" style:family="table-cell" style:parent-style-name="Standard_32_3" style:data-style-name="N0">
      <style:table-cell-properties style:vertical-align="top" fo:wrap-option="wrap" fo:background-color="transparent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30" style:family="table-cell" style:parent-style-name="Standard_32_3" style:data-style-name="N0">
      <style:table-cell-properties fo:border-top="none" fo:border-bottom="thin solid #000000" fo:border-left="none" fo:border-right="none"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1" style:family="table-cell" style:parent-style-name="Standard_32_3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2.38125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3.836458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5.84729166666667cm"/>
    </style:style>
    <style:style style:name="ro1" style:family="table-row">
      <style:table-row-properties style:row-height="21.95pt" style:use-optimal-row-height="false" fo:break-before="auto"/>
    </style:style>
    <style:style style:name="ro2" style:family="table-row">
      <style:table-row-properties style:row-height="34.5pt" style:use-optimal-row-height="fals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7.1pt" style:use-optimal-row-height="false" fo:break-before="auto"/>
    </style:style>
    <style:style style:name="ro5" style:family="table-row">
      <style:table-row-properties style:row-height="16.5pt" style:use-optimal-row-height="false" fo:break-before="auto"/>
    </style:style>
    <style:style style:name="ro6" style:family="table-row">
      <style:table-row-properties style:row-height="27.2pt" style:use-optimal-row-height="false" fo:break-before="auto"/>
    </style:style>
    <style:style style:name="ro7" style:family="table-row">
      <style:table-row-properties style:row-height="12pt" style:use-optimal-row-height="true" fo:break-before="auto"/>
    </style:style>
    <style:style style:name="ro8" style:family="table-row">
      <style:table-row-properties style:row-height="35.1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äuserpreisindex_(Basis_2010)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3" table:number-columns-repeated="16378" table:default-cell-style-name="ce2"/>
        <table:table-row table:style-name="ro1">
          <table:table-cell office:value-type="string" table:number-columns-spanned="6" table:number-rows-spanned="1" table:style-name="ce21">
            <text:p>Häuserpreisindex (Basis 2010)</text:p>
          </table:table-cell>
          <table:covered-table-cell table:number-columns-repeated="5"/>
          <table:table-cell table:number-columns-repeated="13" table:style-name="ce2"/>
          <table:table-cell table:number-columns-repeated="16365" table:style-name="ce3"/>
        </table:table-row>
        <table:table-row table:style-name="ro2">
          <table:table-cell table:style-name="ce4"/>
          <table:table-cell office:value-type="string" table:style-name="ce5">
            <text:p>Gesamtindex HPI</text:p>
          </table:table-cell>
          <table:table-cell office:value-type="string" table:style-name="ce5">
            <text:p>Neuer Wohnraum</text:p>
          </table:table-cell>
          <table:table-cell office:value-type="string" table:style-name="ce5">
            <text:p>Bestehender Wohnraum</text:p>
          </table:table-cell>
          <table:table-cell office:value-type="string" table:style-name="ce5">
            <text:p>Bestehende Häuser</text:p>
          </table:table-cell>
          <table:table-cell office:value-type="string" table:style-name="ce5">
            <text:p>Bestehende Wohnungen</text:p>
          </table:table-cell>
          <table:table-cell table:number-columns-repeated="13" table:style-name="ce2"/>
          <table:table-cell table:number-columns-repeated="16365" table:style-name="ce3"/>
        </table:table-row>
        <table:table-row table:style-name="ro3">
          <table:table-cell office:value-type="string" table:style-name="ce5">
            <text:p>Quartal</text:p>
          </table:table-cell>
          <table:table-cell office:value-type="string" table:style-name="ce5">
            <text:p>H1</text:p>
          </table:table-cell>
          <table:table-cell office:value-type="string" table:style-name="ce5">
            <text:p>H11</text:p>
          </table:table-cell>
          <table:table-cell office:value-type="string" table:style-name="ce5">
            <text:p>H12</text:p>
          </table:table-cell>
          <table:table-cell office:value-type="string" table:style-name="ce5">
            <text:p>H12A</text:p>
          </table:table-cell>
          <table:table-cell office:value-type="string" table:style-name="ce5">
            <text:p>H12B</text:p>
          </table:table-cell>
          <table:table-cell table:number-columns-repeated="13" table:style-name="ce2"/>
          <table:table-cell table:number-columns-repeated="16365" table:style-name="ce3"/>
        </table:table-row>
        <table:table-row table:style-name="ro4">
          <table:table-cell office:value-type="string" table:style-name="ce6">
            <text:p>2010 Q1</text:p>
          </table:table-cell>
          <table:table-cell office:value-type="float" office:value="97.06" table:style-name="ce7">
            <text:p>97,06</text:p>
          </table:table-cell>
          <table:table-cell office:value-type="float" office:value="98.81" table:style-name="ce7">
            <text:p>98,81</text:p>
          </table:table-cell>
          <table:table-cell office:value-type="float" office:value="96.33" table:style-name="ce7">
            <text:p>96,33</text:p>
          </table:table-cell>
          <table:table-cell office:value-type="float" office:value="96.51" table:style-name="ce7">
            <text:p>96,51</text:p>
          </table:table-cell>
          <table:table-cell office:value-type="float" office:value="96.16" table:style-name="ce8">
            <text:p>96,16</text:p>
          </table:table-cell>
          <table:table-cell table:number-columns-repeated="5" table:style-name="ce9"/>
          <table:table-cell table:number-columns-repeated="8" table:style-name="ce10"/>
          <table:table-cell table:number-columns-repeated="16365" table:style-name="ce3"/>
        </table:table-row>
        <table:table-row table:style-name="ro4">
          <table:table-cell office:value-type="string" table:style-name="ce6">
            <text:p>2010 Q2</text:p>
          </table:table-cell>
          <table:table-cell office:value-type="float" office:value="99.85" table:style-name="ce7">
            <text:p>99,85</text:p>
          </table:table-cell>
          <table:table-cell office:value-type="float" office:value="99.75" table:style-name="ce7">
            <text:p>99,75</text:p>
          </table:table-cell>
          <table:table-cell office:value-type="float" office:value="99.89" table:style-name="ce7">
            <text:p>99,89</text:p>
          </table:table-cell>
          <table:table-cell office:value-type="float" office:value="100.95" table:style-name="ce7">
            <text:p>100,95</text:p>
          </table:table-cell>
          <table:table-cell office:value-type="float" office:value="98.88" table:style-name="ce7">
            <text:p>98,88</text:p>
          </table:table-cell>
          <table:table-cell table:number-columns-repeated="5" table:style-name="ce9"/>
          <table:table-cell table:number-columns-repeated="5" table:style-name="ce10"/>
          <table:table-cell table:number-columns-repeated="3" table:style-name="ce2"/>
          <table:table-cell table:number-columns-repeated="16365" table:style-name="ce3"/>
        </table:table-row>
        <table:table-row table:style-name="ro4">
          <table:table-cell office:value-type="string" table:style-name="ce6">
            <text:p>2010 Q3</text:p>
          </table:table-cell>
          <table:table-cell office:value-type="float" office:value="101.12" table:style-name="ce7">
            <text:p>101,12</text:p>
          </table:table-cell>
          <table:table-cell office:value-type="float" office:value="99.88" table:style-name="ce7">
            <text:p>99,88</text:p>
          </table:table-cell>
          <table:table-cell office:value-type="float" office:value="101.64" table:style-name="ce7">
            <text:p>101,64</text:p>
          </table:table-cell>
          <table:table-cell office:value-type="float" office:value="100.56" table:style-name="ce7">
            <text:p>100,56</text:p>
          </table:table-cell>
          <table:table-cell office:value-type="float" office:value="102.68" table:style-name="ce7">
            <text:p>102,68</text:p>
          </table:table-cell>
          <table:table-cell table:number-columns-repeated="5" table:style-name="ce9"/>
          <table:table-cell table:number-columns-repeated="5" table:style-name="ce10"/>
          <table:table-cell table:number-columns-repeated="3" table:style-name="ce2"/>
          <table:table-cell table:number-columns-repeated="16365" table:style-name="ce3"/>
        </table:table-row>
        <table:table-row table:style-name="ro5">
          <table:table-cell office:value-type="string" table:style-name="ce11">
            <text:p>2010 Q4</text:p>
          </table:table-cell>
          <table:table-cell office:value-type="float" office:value="101.96" table:style-name="ce12">
            <text:p>101,96</text:p>
          </table:table-cell>
          <table:table-cell office:value-type="float" office:value="101.55" table:style-name="ce12">
            <text:p>101,55</text:p>
          </table:table-cell>
          <table:table-cell office:value-type="float" office:value="102.14" table:style-name="ce12">
            <text:p>102,14</text:p>
          </table:table-cell>
          <table:table-cell office:value-type="float" office:value="101.98" table:style-name="ce12">
            <text:p>101,98</text:p>
          </table:table-cell>
          <table:table-cell office:value-type="float" office:value="102.29" table:style-name="ce12">
            <text:p>102,29</text:p>
          </table:table-cell>
          <table:table-cell table:number-columns-repeated="5" table:style-name="ce9"/>
          <table:table-cell table:number-columns-repeated="5" table:style-name="ce10"/>
          <table:table-cell table:number-columns-repeated="3" table:style-name="ce2"/>
          <table:table-cell table:number-columns-repeated="16365" table:style-name="ce3"/>
        </table:table-row>
        <table:table-row table:style-name="ro4">
          <table:table-cell office:value-type="string" table:style-name="ce13">
            <text:p>Jahresdurchschnitt 2010</text:p>
          </table:table-cell>
          <table:table-cell office:value-type="float" office:value="100" table:style-name="ce14">
            <text:p>100,00</text:p>
          </table:table-cell>
          <table:table-cell office:value-type="float" office:value="100" table:style-name="ce14">
            <text:p>100,00</text:p>
          </table:table-cell>
          <table:table-cell office:value-type="float" office:value="100" table:style-name="ce14">
            <text:p>100,00</text:p>
          </table:table-cell>
          <table:table-cell office:value-type="float" office:value="100" table:style-name="ce14">
            <text:p>100,00</text:p>
          </table:table-cell>
          <table:table-cell office:value-type="float" office:value="100" table:style-name="ce14">
            <text:p>100,00</text:p>
          </table:table-cell>
          <table:table-cell table:number-columns-repeated="5" table:style-name="ce9"/>
          <table:table-cell table:number-columns-repeated="5" table:style-name="ce10"/>
          <table:table-cell table:number-columns-repeated="3" table:style-name="ce2"/>
          <table:table-cell table:number-columns-repeated="16365" table:style-name="ce3"/>
        </table:table-row>
        <table:table-row table:style-name="ro4">
          <table:table-cell office:value-type="string" table:style-name="ce15">
            <text:p>2011 Q1</text:p>
          </table:table-cell>
          <table:table-cell office:value-type="float" office:value="102.11" table:style-name="ce8">
            <text:p>102,11</text:p>
          </table:table-cell>
          <table:table-cell office:value-type="float" office:value="103.22" table:style-name="ce8">
            <text:p>103,22</text:p>
          </table:table-cell>
          <table:table-cell office:value-type="float" office:value="101.66" table:style-name="ce8">
            <text:p>101,66</text:p>
          </table:table-cell>
          <table:table-cell office:value-type="float" office:value="102.24" table:style-name="ce8">
            <text:p>102,24</text:p>
          </table:table-cell>
          <table:table-cell office:value-type="float" office:value="101.11" table:style-name="ce8">
            <text:p>101,11</text:p>
          </table:table-cell>
          <table:table-cell table:number-columns-repeated="5" table:style-name="ce9"/>
          <table:table-cell table:number-columns-repeated="5" table:style-name="ce10"/>
          <table:table-cell table:number-columns-repeated="3" table:style-name="ce2"/>
          <table:table-cell table:number-columns-repeated="16365" table:style-name="ce3"/>
        </table:table-row>
        <table:table-row table:style-name="ro4">
          <table:table-cell office:value-type="string" table:style-name="ce6">
            <text:p>2011 Q2</text:p>
          </table:table-cell>
          <table:table-cell office:value-type="float" office:value="105.11" table:style-name="ce7">
            <text:p>105,11</text:p>
          </table:table-cell>
          <table:table-cell office:value-type="float" office:value="104.58" table:style-name="ce7">
            <text:p>104,58</text:p>
          </table:table-cell>
          <table:table-cell office:value-type="float" office:value="105.33" table:style-name="ce7">
            <text:p>105,33</text:p>
          </table:table-cell>
          <table:table-cell office:value-type="float" office:value="104.52" table:style-name="ce7">
            <text:p>104,52</text:p>
          </table:table-cell>
          <table:table-cell office:value-type="float" office:value="106.11" table:style-name="ce7">
            <text:p>106,11</text:p>
          </table:table-cell>
          <table:table-cell table:number-columns-repeated="5" table:style-name="ce9"/>
          <table:table-cell table:number-columns-repeated="5" table:style-name="ce10"/>
          <table:table-cell table:number-columns-repeated="3" table:style-name="ce2"/>
          <table:table-cell table:number-columns-repeated="16365" table:style-name="ce3"/>
        </table:table-row>
        <table:table-row table:style-name="ro4">
          <table:table-cell office:value-type="string" table:style-name="ce6">
            <text:p>2011 Q3</text:p>
          </table:table-cell>
          <table:table-cell office:value-type="float" office:value="106.81" table:style-name="ce7">
            <text:p>106,81</text:p>
          </table:table-cell>
          <table:table-cell office:value-type="float" office:value="105.93" table:style-name="ce7">
            <text:p>105,93</text:p>
          </table:table-cell>
          <table:table-cell office:value-type="float" office:value="107.17" table:style-name="ce7">
            <text:p>107,17</text:p>
          </table:table-cell>
          <table:table-cell office:value-type="float" office:value="103.71" table:style-name="ce7">
            <text:p>103,71</text:p>
          </table:table-cell>
          <table:table-cell office:value-type="float" office:value="110.49" table:style-name="ce7">
            <text:p>110,49</text:p>
          </table:table-cell>
          <table:table-cell table:number-columns-repeated="5" table:style-name="ce9"/>
          <table:table-cell table:number-columns-repeated="5" table:style-name="ce10"/>
          <table:table-cell table:number-columns-repeated="3" table:style-name="ce2"/>
          <table:table-cell table:number-columns-repeated="16365" table:style-name="ce3"/>
        </table:table-row>
        <table:table-row table:style-name="ro4">
          <table:table-cell office:value-type="string" table:style-name="ce11">
            <text:p>2011 Q4</text:p>
          </table:table-cell>
          <table:table-cell office:value-type="float" office:value="107.41" table:style-name="ce12">
            <text:p>107,41</text:p>
          </table:table-cell>
          <table:table-cell office:value-type="float" office:value="107.11" table:style-name="ce12">
            <text:p>107,11</text:p>
          </table:table-cell>
          <table:table-cell office:value-type="float" office:value="107.54" table:style-name="ce12">
            <text:p>107,54</text:p>
          </table:table-cell>
          <table:table-cell office:value-type="float" office:value="104.14" table:style-name="ce12">
            <text:p>104,14</text:p>
          </table:table-cell>
          <table:table-cell office:value-type="float" office:value="110.81" table:style-name="ce12">
            <text:p>110,81</text:p>
          </table:table-cell>
          <table:table-cell table:number-columns-repeated="5" table:style-name="ce9"/>
          <table:table-cell table:number-columns-repeated="5" table:style-name="ce10"/>
          <table:table-cell table:number-columns-repeated="3" table:style-name="ce2"/>
          <table:table-cell table:number-columns-repeated="16365" table:style-name="ce3"/>
        </table:table-row>
        <table:table-row table:style-name="ro4">
          <table:table-cell office:value-type="string" table:style-name="ce13">
            <text:p>Jahresdurchschnitt 2011</text:p>
          </table:table-cell>
          <table:table-cell office:value-type="float" office:value="105.36" table:style-name="ce14">
            <text:p>105,36</text:p>
          </table:table-cell>
          <table:table-cell office:value-type="float" office:value="105.21" table:style-name="ce14">
            <text:p>105,21</text:p>
          </table:table-cell>
          <table:table-cell office:value-type="float" office:value="105.43" table:style-name="ce14">
            <text:p>105,43</text:p>
          </table:table-cell>
          <table:table-cell office:value-type="float" office:value="103.65" table:style-name="ce14">
            <text:p>103,65</text:p>
          </table:table-cell>
          <table:table-cell office:value-type="float" office:value="107.13" table:style-name="ce14">
            <text:p>107,13</text:p>
          </table:table-cell>
          <table:table-cell table:number-columns-repeated="5" table:style-name="ce9"/>
          <table:table-cell table:number-columns-repeated="5" table:style-name="ce10"/>
          <table:table-cell table:number-columns-repeated="3" table:style-name="ce2"/>
          <table:table-cell table:number-columns-repeated="16365" table:style-name="ce3"/>
        </table:table-row>
        <table:table-row table:style-name="ro4">
          <table:table-cell office:value-type="string" table:style-name="ce15">
            <text:p>2012 Q1</text:p>
          </table:table-cell>
          <table:table-cell office:value-type="float" office:value="110.32" table:style-name="ce8">
            <text:p>110,32</text:p>
          </table:table-cell>
          <table:table-cell office:value-type="float" office:value="112.68" table:style-name="ce8">
            <text:p>112,68</text:p>
          </table:table-cell>
          <table:table-cell office:value-type="float" office:value="109.34" table:style-name="ce8">
            <text:p>109,34</text:p>
          </table:table-cell>
          <table:table-cell office:value-type="float" office:value="105.74" table:style-name="ce8">
            <text:p>105,74</text:p>
          </table:table-cell>
          <table:table-cell office:value-type="float" office:value="112.8" table:style-name="ce8">
            <text:p>112,80</text:p>
          </table:table-cell>
          <table:table-cell table:number-columns-repeated="5" table:style-name="ce9"/>
          <table:table-cell table:number-columns-repeated="5" table:style-name="ce10"/>
          <table:table-cell table:number-columns-repeated="3" table:style-name="ce2"/>
          <table:table-cell table:number-columns-repeated="16365" table:style-name="ce3"/>
        </table:table-row>
        <table:table-row table:style-name="ro4">
          <table:table-cell office:value-type="string" table:style-name="ce6">
            <text:p>2012 Q2</text:p>
          </table:table-cell>
          <table:table-cell office:value-type="float" office:value="110.5" table:style-name="ce7">
            <text:p>110,50</text:p>
          </table:table-cell>
          <table:table-cell office:value-type="float" office:value="112.92" table:style-name="ce7">
            <text:p>112,92</text:p>
          </table:table-cell>
          <table:table-cell office:value-type="float" office:value="109.49" table:style-name="ce7">
            <text:p>109,49</text:p>
          </table:table-cell>
          <table:table-cell office:value-type="float" office:value="107.79" table:style-name="ce7">
            <text:p>107,79</text:p>
          </table:table-cell>
          <table:table-cell office:value-type="float" office:value="110.95" table:style-name="ce7">
            <text:p>110,95</text:p>
          </table:table-cell>
          <table:table-cell table:number-columns-repeated="5" table:style-name="ce9"/>
          <table:table-cell table:number-columns-repeated="5" table:style-name="ce10"/>
          <table:table-cell table:number-columns-repeated="3" table:style-name="ce2"/>
          <table:table-cell table:number-columns-repeated="16365" table:style-name="ce3"/>
        </table:table-row>
        <table:table-row table:style-name="ro4">
          <table:table-cell office:value-type="string" table:style-name="ce6">
            <text:p>2012 Q3</text:p>
          </table:table-cell>
          <table:table-cell office:value-type="float" office:value="114.72" table:style-name="ce7">
            <text:p>114,72</text:p>
          </table:table-cell>
          <table:table-cell office:value-type="float" office:value="117.31" table:style-name="ce7">
            <text:p>117,31</text:p>
          </table:table-cell>
          <table:table-cell office:value-type="float" office:value="113.65" table:style-name="ce7">
            <text:p>113,65</text:p>
          </table:table-cell>
          <table:table-cell office:value-type="float" office:value="109.78" table:style-name="ce7">
            <text:p>109,78</text:p>
          </table:table-cell>
          <table:table-cell office:value-type="float" office:value="117.38" table:style-name="ce7">
            <text:p>117,38</text:p>
          </table:table-cell>
          <table:table-cell table:number-columns-repeated="5" table:style-name="ce9"/>
          <table:table-cell table:number-columns-repeated="5" table:style-name="ce10"/>
          <table:table-cell table:number-columns-repeated="3" table:style-name="ce2"/>
          <table:table-cell table:number-columns-repeated="16365" table:style-name="ce3"/>
        </table:table-row>
        <table:table-row table:style-name="ro4">
          <table:table-cell office:value-type="string" table:style-name="ce11">
            <text:p>2012 Q4</text:p>
          </table:table-cell>
          <table:table-cell office:value-type="float" office:value="113.81" table:style-name="ce12">
            <text:p>113,81</text:p>
          </table:table-cell>
          <table:table-cell office:value-type="float" office:value="112.95" table:style-name="ce12">
            <text:p>112,95</text:p>
          </table:table-cell>
          <table:table-cell office:value-type="float" office:value="114.17" table:style-name="ce12">
            <text:p>114,17</text:p>
          </table:table-cell>
          <table:table-cell office:value-type="float" office:value="110.87" table:style-name="ce12">
            <text:p>110,87</text:p>
          </table:table-cell>
          <table:table-cell office:value-type="float" office:value="117.3" table:style-name="ce12">
            <text:p>117,30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13">
            <text:p>Jahresdurchschnitt 2012</text:p>
          </table:table-cell>
          <table:table-cell office:value-type="float" office:value="112.34" table:style-name="ce14">
            <text:p>112,34</text:p>
          </table:table-cell>
          <table:table-cell office:value-type="float" office:value="113.97" table:style-name="ce14">
            <text:p>113,97</text:p>
          </table:table-cell>
          <table:table-cell office:value-type="float" office:value="111.66" table:style-name="ce14">
            <text:p>111,66</text:p>
          </table:table-cell>
          <table:table-cell office:value-type="float" office:value="108.55" table:style-name="ce14">
            <text:p>108,55</text:p>
          </table:table-cell>
          <table:table-cell office:value-type="float" office:value="114.61" table:style-name="ce14">
            <text:p>114,61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15">
            <text:p>2013 Q1</text:p>
          </table:table-cell>
          <table:table-cell office:value-type="float" office:value="115.18" table:style-name="ce8">
            <text:p>115,18</text:p>
          </table:table-cell>
          <table:table-cell office:value-type="float" office:value="118.11" table:style-name="ce8">
            <text:p>118,11</text:p>
          </table:table-cell>
          <table:table-cell office:value-type="float" office:value="113.83" table:style-name="ce8">
            <text:p>113,83</text:p>
          </table:table-cell>
          <table:table-cell office:value-type="float" office:value="109.71" table:style-name="ce8">
            <text:p>109,71</text:p>
          </table:table-cell>
          <table:table-cell office:value-type="float" office:value="117.98" table:style-name="ce8">
            <text:p>117,98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6">
            <text:p>2013 Q2</text:p>
          </table:table-cell>
          <table:table-cell office:value-type="float" office:value="119.3" table:style-name="ce7">
            <text:p>119,30</text:p>
          </table:table-cell>
          <table:table-cell office:value-type="float" office:value="120.18" table:style-name="ce7">
            <text:p>120,18</text:p>
          </table:table-cell>
          <table:table-cell office:value-type="float" office:value="118.88" table:style-name="ce7">
            <text:p>118,88</text:p>
          </table:table-cell>
          <table:table-cell office:value-type="float" office:value="114.27" table:style-name="ce7">
            <text:p>114,27</text:p>
          </table:table-cell>
          <table:table-cell office:value-type="float" office:value="123.58" table:style-name="ce7">
            <text:p>123,58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6">
            <text:p>2013 Q3</text:p>
          </table:table-cell>
          <table:table-cell office:value-type="float" office:value="118.71" table:style-name="ce7">
            <text:p>118,71</text:p>
          </table:table-cell>
          <table:table-cell office:value-type="float" office:value="118.38" table:style-name="ce7">
            <text:p>118,38</text:p>
          </table:table-cell>
          <table:table-cell office:value-type="float" office:value="118.83" table:style-name="ce7">
            <text:p>118,83</text:p>
          </table:table-cell>
          <table:table-cell office:value-type="float" office:value="111.53" table:style-name="ce7">
            <text:p>111,53</text:p>
          </table:table-cell>
          <table:table-cell office:value-type="float" office:value="126.8" table:style-name="ce7">
            <text:p>126,80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11">
            <text:p>2013 Q4</text:p>
          </table:table-cell>
          <table:table-cell office:value-type="float" office:value="118.56" table:style-name="ce12">
            <text:p>118,56</text:p>
          </table:table-cell>
          <table:table-cell office:value-type="float" office:value="121.19" table:style-name="ce12">
            <text:p>121,19</text:p>
          </table:table-cell>
          <table:table-cell office:value-type="float" office:value="117.35" table:style-name="ce12">
            <text:p>117,35</text:p>
          </table:table-cell>
          <table:table-cell office:value-type="float" office:value="113.48" table:style-name="ce12">
            <text:p>113,48</text:p>
          </table:table-cell>
          <table:table-cell office:value-type="float" office:value="121.16" table:style-name="ce12">
            <text:p>121,16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13">
            <text:p>Jahresdurchschnitt 2013</text:p>
          </table:table-cell>
          <table:table-cell office:value-type="float" office:value="117.94" table:style-name="ce14">
            <text:p>117,94</text:p>
          </table:table-cell>
          <table:table-cell office:value-type="float" office:value="119.47" table:style-name="ce14">
            <text:p>119,47</text:p>
          </table:table-cell>
          <table:table-cell office:value-type="float" office:value="117.22" table:style-name="ce14">
            <text:p>117,22</text:p>
          </table:table-cell>
          <table:table-cell office:value-type="float" office:value="112.25" table:style-name="ce14">
            <text:p>112,25</text:p>
          </table:table-cell>
          <table:table-cell office:value-type="float" office:value="122.38" table:style-name="ce14">
            <text:p>122,38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15">
            <text:p>2014 Q1</text:p>
          </table:table-cell>
          <table:table-cell office:value-type="float" office:value="120.13" table:style-name="ce8">
            <text:p>120,13</text:p>
          </table:table-cell>
          <table:table-cell office:value-type="float" office:value="122.65" table:style-name="ce8">
            <text:p>122,65</text:p>
          </table:table-cell>
          <table:table-cell office:value-type="float" office:value="118.97" table:style-name="ce8">
            <text:p>118,97</text:p>
          </table:table-cell>
          <table:table-cell office:value-type="float" office:value="110.79" table:style-name="ce8">
            <text:p>110,79</text:p>
          </table:table-cell>
          <table:table-cell office:value-type="float" office:value="127.37" table:style-name="ce8">
            <text:p>127,37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6">
            <text:p>2014 Q2</text:p>
          </table:table-cell>
          <table:table-cell office:value-type="float" office:value="122.02" table:style-name="ce7">
            <text:p>122,02</text:p>
          </table:table-cell>
          <table:table-cell office:value-type="float" office:value="122.34" table:style-name="ce7">
            <text:p>122,34</text:p>
          </table:table-cell>
          <table:table-cell office:value-type="float" office:value="121.96" table:style-name="ce7">
            <text:p>121,96</text:p>
          </table:table-cell>
          <table:table-cell office:value-type="float" office:value="114.67" table:style-name="ce7">
            <text:p>114,67</text:p>
          </table:table-cell>
          <table:table-cell office:value-type="float" office:value="129.41" table:style-name="ce7">
            <text:p>129,41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6">
            <text:p>2014 Q3</text:p>
          </table:table-cell>
          <table:table-cell office:value-type="float" office:value="123.28" table:style-name="ce7">
            <text:p>123,28</text:p>
          </table:table-cell>
          <table:table-cell office:value-type="float" office:value="125.21" table:style-name="ce7">
            <text:p>125,21</text:p>
          </table:table-cell>
          <table:table-cell office:value-type="float" office:value="122.42" table:style-name="ce7">
            <text:p>122,42</text:p>
          </table:table-cell>
          <table:table-cell office:value-type="float" office:value="114.33" table:style-name="ce7">
            <text:p>114,33</text:p>
          </table:table-cell>
          <table:table-cell office:value-type="float" office:value="130.69999999999999" table:style-name="ce7">
            <text:p>130,70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11">
            <text:p>2014 Q4</text:p>
          </table:table-cell>
          <table:table-cell office:value-type="float" office:value="124.33" table:style-name="ce12">
            <text:p>124,33</text:p>
          </table:table-cell>
          <table:table-cell office:value-type="float" office:value="127.26" table:style-name="ce12">
            <text:p>127,26</text:p>
          </table:table-cell>
          <table:table-cell office:value-type="float" office:value="122.98" table:style-name="ce12">
            <text:p>122,98</text:p>
          </table:table-cell>
          <table:table-cell office:value-type="float" office:value="116.56" table:style-name="ce12">
            <text:p>116,56</text:p>
          </table:table-cell>
          <table:table-cell office:value-type="float" office:value="129.49" table:style-name="ce12">
            <text:p>129,49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13">
            <text:p>Jahresdurchschnitt 2014</text:p>
          </table:table-cell>
          <table:table-cell office:value-type="float" office:value="122.44" table:style-name="ce14">
            <text:p>122,44</text:p>
          </table:table-cell>
          <table:table-cell office:value-type="float" office:value="124.37" table:style-name="ce14">
            <text:p>124,37</text:p>
          </table:table-cell>
          <table:table-cell office:value-type="float" office:value="121.58" table:style-name="ce14">
            <text:p>121,58</text:p>
          </table:table-cell>
          <table:table-cell office:value-type="float" office:value="114.09" table:style-name="ce14">
            <text:p>114,09</text:p>
          </table:table-cell>
          <table:table-cell office:value-type="float" office:value="129.24" table:style-name="ce14">
            <text:p>129,24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15">
            <text:p>2015 Q1</text:p>
          </table:table-cell>
          <table:table-cell office:value-type="float" office:value="126.98" table:style-name="ce8">
            <text:p>126,98</text:p>
          </table:table-cell>
          <table:table-cell office:value-type="float" office:value="126.99" table:style-name="ce8">
            <text:p>126,99</text:p>
          </table:table-cell>
          <table:table-cell office:value-type="float" office:value="127.58" table:style-name="ce8">
            <text:p>127,58</text:p>
          </table:table-cell>
          <table:table-cell office:value-type="float" office:value="120.34" table:style-name="ce8">
            <text:p>120,34</text:p>
          </table:table-cell>
          <table:table-cell office:value-type="float" office:value="135.01" table:style-name="ce8">
            <text:p>135,01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6">
            <text:p>2015 Q2</text:p>
          </table:table-cell>
          <table:table-cell office:value-type="float" office:value="129.29" table:style-name="ce7">
            <text:p>129,29</text:p>
          </table:table-cell>
          <table:table-cell office:value-type="float" office:value="131.19" table:style-name="ce7">
            <text:p>131,19</text:p>
          </table:table-cell>
          <table:table-cell office:value-type="float" office:value="128.63999999999999" table:style-name="ce7">
            <text:p>128,64</text:p>
          </table:table-cell>
          <table:table-cell office:value-type="float" office:value="121.9" table:style-name="ce7">
            <text:p>121,90</text:p>
          </table:table-cell>
          <table:table-cell office:value-type="float" office:value="135.47" table:style-name="ce7">
            <text:p>135,47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6">
            <text:p>2015 Q3</text:p>
          </table:table-cell>
          <table:table-cell office:value-type="float" office:value="130.91999999999999" table:style-name="ce7">
            <text:p>130,92</text:p>
          </table:table-cell>
          <table:table-cell office:value-type="float" office:value="133.58000000000001" table:style-name="ce7">
            <text:p>133,58</text:p>
          </table:table-cell>
          <table:table-cell office:value-type="float" office:value="129.77000000000001" table:style-name="ce7">
            <text:p>129,77</text:p>
          </table:table-cell>
          <table:table-cell office:value-type="float" office:value="122.16" table:style-name="ce7">
            <text:p>122,16</text:p>
          </table:table-cell>
          <table:table-cell office:value-type="float" office:value="137.63999999999999" table:style-name="ce7">
            <text:p>137,64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11">
            <text:p>2015 Q4</text:p>
          </table:table-cell>
          <table:table-cell office:value-type="float" office:value="130.12" table:style-name="ce12">
            <text:p>130,12</text:p>
          </table:table-cell>
          <table:table-cell office:value-type="float" office:value="133.44999999999999" table:style-name="ce12">
            <text:p>133,45</text:p>
          </table:table-cell>
          <table:table-cell office:value-type="float" office:value="128.52000000000001" table:style-name="ce12">
            <text:p>128,52</text:p>
          </table:table-cell>
          <table:table-cell office:value-type="float" office:value="122.3" table:style-name="ce12">
            <text:p>122,30</text:p>
          </table:table-cell>
          <table:table-cell office:value-type="float" office:value="134.74" table:style-name="ce12">
            <text:p>134,74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13">
            <text:p>Jahresdurchschnitt 2015</text:p>
          </table:table-cell>
          <table:table-cell office:value-type="float" office:value="129.33000000000001" table:style-name="ce14">
            <text:p>129,33</text:p>
          </table:table-cell>
          <table:table-cell office:value-type="float" office:value="131.30000000000001" table:style-name="ce14">
            <text:p>131,30</text:p>
          </table:table-cell>
          <table:table-cell office:value-type="float" office:value="128.63" table:style-name="ce14">
            <text:p>128,63</text:p>
          </table:table-cell>
          <table:table-cell office:value-type="float" office:value="121.68" table:style-name="ce14">
            <text:p>121,68</text:p>
          </table:table-cell>
          <table:table-cell office:value-type="float" office:value="135.72" table:style-name="ce14">
            <text:p>135,72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15">
            <text:p>2016 Q1</text:p>
          </table:table-cell>
          <table:table-cell office:value-type="float" office:value="134.55000000000001" table:style-name="ce8">
            <text:p>134,55</text:p>
          </table:table-cell>
          <table:table-cell office:value-type="float" office:value="139.72" table:style-name="ce8">
            <text:p>139,72</text:p>
          </table:table-cell>
          <table:table-cell office:value-type="float" office:value="132.28" table:style-name="ce8">
            <text:p>132,28</text:p>
          </table:table-cell>
          <table:table-cell office:value-type="float" office:value="126.36" table:style-name="ce8">
            <text:p>126,36</text:p>
          </table:table-cell>
          <table:table-cell office:value-type="float" office:value="138.13" table:style-name="ce8">
            <text:p>138,13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6">
            <text:p>2016 Q2</text:p>
          </table:table-cell>
          <table:table-cell office:value-type="float" office:value="137.99" table:style-name="ce7">
            <text:p>137,99</text:p>
          </table:table-cell>
          <table:table-cell office:value-type="float" office:value="141.66" table:style-name="ce7">
            <text:p>141,66</text:p>
          </table:table-cell>
          <table:table-cell office:value-type="float" office:value="136.25" table:style-name="ce7">
            <text:p>136,25</text:p>
          </table:table-cell>
          <table:table-cell office:value-type="float" office:value="130.57" table:style-name="ce7">
            <text:p>130,57</text:p>
          </table:table-cell>
          <table:table-cell office:value-type="float" office:value="141.82" table:style-name="ce7">
            <text:p>141,82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6">
            <text:p>2016 Q3</text:p>
          </table:table-cell>
          <table:table-cell office:value-type="float" office:value="139.77000000000001" table:style-name="ce7">
            <text:p>139,77</text:p>
          </table:table-cell>
          <table:table-cell office:value-type="float" office:value="143.91999999999999" table:style-name="ce7">
            <text:p>143,92</text:p>
          </table:table-cell>
          <table:table-cell office:value-type="float" office:value="137.86000000000001" table:style-name="ce7">
            <text:p>137,86</text:p>
          </table:table-cell>
          <table:table-cell office:value-type="float" office:value="131.01" table:style-name="ce7">
            <text:p>131,01</text:p>
          </table:table-cell>
          <table:table-cell office:value-type="float" office:value="144.72" table:style-name="ce7">
            <text:p>144,72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11">
            <text:p>2016 Q4</text:p>
          </table:table-cell>
          <table:table-cell office:value-type="float" office:value="139.66999999999999" table:style-name="ce12">
            <text:p>139,67</text:p>
          </table:table-cell>
          <table:table-cell office:value-type="float" office:value="141.16999999999999" table:style-name="ce12">
            <text:p>141,17</text:p>
          </table:table-cell>
          <table:table-cell office:value-type="float" office:value="138.69999999999999" table:style-name="ce12">
            <text:p>138,70</text:p>
          </table:table-cell>
          <table:table-cell office:value-type="float" office:value="133.01" table:style-name="ce12">
            <text:p>133,01</text:p>
          </table:table-cell>
          <table:table-cell office:value-type="float" office:value="144.25" table:style-name="ce12">
            <text:p>144,25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13">
            <text:p>Jahresdurchschnitt 2016</text:p>
          </table:table-cell>
          <table:table-cell office:value-type="float" office:value="138" table:style-name="ce14">
            <text:p>138,00</text:p>
          </table:table-cell>
          <table:table-cell office:value-type="float" office:value="141.62" table:style-name="ce14">
            <text:p>141,62</text:p>
          </table:table-cell>
          <table:table-cell office:value-type="float" office:value="136.27000000000001" table:style-name="ce14">
            <text:p>136,27</text:p>
          </table:table-cell>
          <table:table-cell office:value-type="float" office:value="130.24" table:style-name="ce14">
            <text:p>130,24</text:p>
          </table:table-cell>
          <table:table-cell office:value-type="float" office:value="142.22999999999999" table:style-name="ce14">
            <text:p>142,23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15">
            <text:p>2017 Q1</text:p>
          </table:table-cell>
          <table:table-cell office:value-type="float" office:value="141.94" table:style-name="ce8">
            <text:p>141,94</text:p>
          </table:table-cell>
          <table:table-cell office:value-type="float" office:value="142.06" table:style-name="ce8">
            <text:p>142,06</text:p>
          </table:table-cell>
          <table:table-cell office:value-type="float" office:value="141.38999999999999" table:style-name="ce8">
            <text:p>141,39</text:p>
          </table:table-cell>
          <table:table-cell office:value-type="float" office:value="135.65" table:style-name="ce8">
            <text:p>135,65</text:p>
          </table:table-cell>
          <table:table-cell office:value-type="float" office:value="146.97999999999999" table:style-name="ce8">
            <text:p>146,98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6">
            <text:p>2017 Q2</text:p>
          </table:table-cell>
          <table:table-cell office:value-type="float" office:value="145.44" table:style-name="ce7">
            <text:p>145,44</text:p>
          </table:table-cell>
          <table:table-cell office:value-type="float" office:value="146.27000000000001" table:style-name="ce7">
            <text:p>146,27</text:p>
          </table:table-cell>
          <table:table-cell office:value-type="float" office:value="144.66" table:style-name="ce7">
            <text:p>144,66</text:p>
          </table:table-cell>
          <table:table-cell office:value-type="float" office:value="138.74" table:style-name="ce7">
            <text:p>138,74</text:p>
          </table:table-cell>
          <table:table-cell office:value-type="float" office:value="150.43" table:style-name="ce7">
            <text:p>150,43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6">
            <text:p>2017 Q3</text:p>
          </table:table-cell>
          <table:table-cell office:value-type="float" office:value="147.01" table:style-name="ce7">
            <text:p>147,01</text:p>
          </table:table-cell>
          <table:table-cell office:value-type="float" office:value="147.25" table:style-name="ce7">
            <text:p>147,25</text:p>
          </table:table-cell>
          <table:table-cell office:value-type="float" office:value="146.4" table:style-name="ce7">
            <text:p>146,40</text:p>
          </table:table-cell>
          <table:table-cell office:value-type="float" office:value="141.08000000000001" table:style-name="ce7">
            <text:p>141,08</text:p>
          </table:table-cell>
          <table:table-cell office:value-type="float" office:value="151.54" table:style-name="ce7">
            <text:p>151,54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11">
            <text:p>2017 Q4</text:p>
          </table:table-cell>
          <table:table-cell office:value-type="float" office:value="145.68" table:style-name="ce12">
            <text:p>145,68</text:p>
          </table:table-cell>
          <table:table-cell office:value-type="float" office:value="144.62" table:style-name="ce12">
            <text:p>144,62</text:p>
          </table:table-cell>
          <table:table-cell office:value-type="float" office:value="145.47" table:style-name="ce12">
            <text:p>145,47</text:p>
          </table:table-cell>
          <table:table-cell office:value-type="float" office:value="139.09" table:style-name="ce12">
            <text:p>139,09</text:p>
          </table:table-cell>
          <table:table-cell office:value-type="float" office:value="151.72999999999999" table:style-name="ce12">
            <text:p>151,73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13">
            <text:p>Jahresdurchschnitt 2017</text:p>
          </table:table-cell>
          <table:table-cell office:value-type="float" office:value="145.02000000000001" table:style-name="ce14">
            <text:p>145,02</text:p>
          </table:table-cell>
          <table:table-cell office:value-type="float" office:value="145.05000000000001" table:style-name="ce14">
            <text:p>145,05</text:p>
          </table:table-cell>
          <table:table-cell office:value-type="float" office:value="144.47999999999999" table:style-name="ce14">
            <text:p>144,48</text:p>
          </table:table-cell>
          <table:table-cell office:value-type="float" office:value="138.63999999999999" table:style-name="ce14">
            <text:p>138,64</text:p>
          </table:table-cell>
          <table:table-cell office:value-type="float" office:value="150.16999999999999" table:style-name="ce14">
            <text:p>150,17</text:p>
          </table:table-cell>
          <table:table-cell table:number-columns-repeated="5" table:style-name="ce16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15">
            <text:p>2018 Q1</text:p>
          </table:table-cell>
          <table:table-cell office:value-type="float" office:value="148.88999999999999" table:style-name="ce8">
            <text:p>148,89</text:p>
          </table:table-cell>
          <table:table-cell office:value-type="float" office:value="146.33000000000001" table:style-name="ce8">
            <text:p>146,33</text:p>
          </table:table-cell>
          <table:table-cell office:value-type="float" office:value="149.28" table:style-name="ce8">
            <text:p>149,28</text:p>
          </table:table-cell>
          <table:table-cell office:value-type="float" office:value="141.61000000000001" table:style-name="ce8">
            <text:p>141,61</text:p>
          </table:table-cell>
          <table:table-cell office:value-type="float" office:value="156.84" table:style-name="ce8">
            <text:p>156,84</text:p>
          </table:table-cell>
          <table:table-cell table:number-columns-repeated="5" table:style-name="ce17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6">
            <text:p>2018 Q2</text:p>
          </table:table-cell>
          <table:table-cell office:value-type="float" office:value="153.82" table:style-name="ce7">
            <text:p>153,82</text:p>
          </table:table-cell>
          <table:table-cell office:value-type="float" office:value="152.91999999999999" table:style-name="ce7">
            <text:p>152,92</text:p>
          </table:table-cell>
          <table:table-cell office:value-type="float" office:value="153.52000000000001" table:style-name="ce7">
            <text:p>153,52</text:p>
          </table:table-cell>
          <table:table-cell office:value-type="float" office:value="144.9" table:style-name="ce7">
            <text:p>144,90</text:p>
          </table:table-cell>
          <table:table-cell office:value-type="float" office:value="162.04" table:style-name="ce7">
            <text:p>162,04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6">
            <text:p>2018 Q3</text:p>
          </table:table-cell>
          <table:table-cell office:value-type="float" office:value="155.32" table:style-name="ce7">
            <text:p>155,32</text:p>
          </table:table-cell>
          <table:table-cell office:value-type="float" office:value="154.1" table:style-name="ce7">
            <text:p>154,10</text:p>
          </table:table-cell>
          <table:table-cell office:value-type="float" office:value="155.13999999999999" table:style-name="ce7">
            <text:p>155,14</text:p>
          </table:table-cell>
          <table:table-cell office:value-type="float" office:value="147.71" table:style-name="ce7">
            <text:p>147,71</text:p>
          </table:table-cell>
          <table:table-cell office:value-type="float" office:value="162.44999999999999" table:style-name="ce7">
            <text:p>162,45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11">
            <text:p>2018 Q4</text:p>
          </table:table-cell>
          <table:table-cell office:value-type="float" office:value="156.68" table:style-name="ce12">
            <text:p>156,68</text:p>
          </table:table-cell>
          <table:table-cell office:value-type="float" office:value="155.82" table:style-name="ce12">
            <text:p>155,82</text:p>
          </table:table-cell>
          <table:table-cell office:value-type="float" office:value="156.35" table:style-name="ce12">
            <text:p>156,35</text:p>
          </table:table-cell>
          <table:table-cell office:value-type="float" office:value="149.43" table:style-name="ce12">
            <text:p>149,43</text:p>
          </table:table-cell>
          <table:table-cell office:value-type="float" office:value="163.15" table:style-name="ce12">
            <text:p>163,15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13">
            <text:p>Jahresdurchschnitt 2018</text:p>
          </table:table-cell>
          <table:table-cell office:value-type="float" office:value="153.68" table:style-name="ce14">
            <text:p>153,68</text:p>
          </table:table-cell>
          <table:table-cell office:value-type="float" office:value="152.29" table:style-name="ce14">
            <text:p>152,29</text:p>
          </table:table-cell>
          <table:table-cell office:value-type="float" office:value="153.57" table:style-name="ce14">
            <text:p>153,57</text:p>
          </table:table-cell>
          <table:table-cell office:value-type="float" office:value="145.91" table:style-name="ce14">
            <text:p>145,91</text:p>
          </table:table-cell>
          <table:table-cell office:value-type="float" office:value="161.12" table:style-name="ce14">
            <text:p>161,12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15">
            <text:p>2019 Q1</text:p>
          </table:table-cell>
          <table:table-cell office:value-type="float" office:value="157.16999999999999" table:style-name="ce8">
            <text:p>157,17</text:p>
          </table:table-cell>
          <table:table-cell office:value-type="float" office:value="154.5" table:style-name="ce8">
            <text:p>154,50</text:p>
          </table:table-cell>
          <table:table-cell office:value-type="float" office:value="157.57" table:style-name="ce8">
            <text:p>157,57</text:p>
          </table:table-cell>
          <table:table-cell office:value-type="float" office:value="149.86000000000001" table:style-name="ce8">
            <text:p>149,86</text:p>
          </table:table-cell>
          <table:table-cell office:value-type="float" office:value="165.2" table:style-name="ce8">
            <text:p>165,20</text:p>
          </table:table-cell>
          <table:table-cell table:number-columns-repeated="5" table:style-name="ce17"/>
          <table:table-cell table:number-columns-repeated="5" table:style-name="ce10"/>
          <table:table-cell table:number-columns-repeated="3" table:style-name="ce2"/>
          <table:table-cell table:number-columns-repeated="16365" table:style-name="ce3"/>
        </table:table-row>
        <table:table-row table:style-name="ro4">
          <table:table-cell office:value-type="string" table:style-name="ce6">
            <text:p>2019 Q2</text:p>
          </table:table-cell>
          <table:table-cell office:value-type="float" office:value="162.66999999999999" table:style-name="ce7">
            <text:p>162,67</text:p>
          </table:table-cell>
          <table:table-cell office:value-type="float" office:value="160.74" table:style-name="ce7">
            <text:p>160,74</text:p>
          </table:table-cell>
          <table:table-cell office:value-type="float" office:value="162.75" table:style-name="ce7">
            <text:p>162,75</text:p>
          </table:table-cell>
          <table:table-cell office:value-type="float" office:value="154.11000000000001" table:style-name="ce7">
            <text:p>154,11</text:p>
          </table:table-cell>
          <table:table-cell office:value-type="float" office:value="171.34" table:style-name="ce7">
            <text:p>171,34</text:p>
          </table:table-cell>
          <table:table-cell table:number-columns-repeated="5" table:style-name="ce17"/>
          <table:table-cell table:number-columns-repeated="5" table:style-name="ce10"/>
          <table:table-cell table:number-columns-repeated="3" table:style-name="ce2"/>
          <table:table-cell table:number-columns-repeated="16365" table:style-name="ce3"/>
        </table:table-row>
        <table:table-row table:style-name="ro4">
          <table:table-cell office:value-type="string" table:style-name="ce6">
            <text:p>2019 Q3</text:p>
          </table:table-cell>
          <table:table-cell office:value-type="float" office:value="165.29" table:style-name="ce7">
            <text:p>165,29</text:p>
          </table:table-cell>
          <table:table-cell office:value-type="float" office:value="164.69" table:style-name="ce7">
            <text:p>164,69</text:p>
          </table:table-cell>
          <table:table-cell office:value-type="float" office:value="164.81" table:style-name="ce7">
            <text:p>164,81</text:p>
          </table:table-cell>
          <table:table-cell office:value-type="float" office:value="156.04" table:style-name="ce7">
            <text:p>156,04</text:p>
          </table:table-cell>
          <table:table-cell office:value-type="float" office:value="173.53" table:style-name="ce7">
            <text:p>173,53</text:p>
          </table:table-cell>
          <table:table-cell table:number-columns-repeated="5" table:style-name="ce17"/>
          <table:table-cell table:number-columns-repeated="5" table:style-name="ce10"/>
          <table:table-cell table:number-columns-repeated="3" table:style-name="ce2"/>
          <table:table-cell table:number-columns-repeated="16365" table:style-name="ce3"/>
        </table:table-row>
        <table:table-row table:style-name="ro4">
          <table:table-cell office:value-type="string" table:style-name="ce11">
            <text:p>2019 Q4</text:p>
          </table:table-cell>
          <table:table-cell office:value-type="float" office:value="166.49" table:style-name="ce12">
            <text:p>166,49</text:p>
          </table:table-cell>
          <table:table-cell office:value-type="float" office:value="165.55" table:style-name="ce12">
            <text:p>165,55</text:p>
          </table:table-cell>
          <table:table-cell office:value-type="float" office:value="166.14" table:style-name="ce12">
            <text:p>166,14</text:p>
          </table:table-cell>
          <table:table-cell office:value-type="float" office:value="157.57" table:style-name="ce12">
            <text:p>157,57</text:p>
          </table:table-cell>
          <table:table-cell office:value-type="float" office:value="174.66" table:style-name="ce12">
            <text:p>174,66</text:p>
          </table:table-cell>
          <table:table-cell table:number-columns-repeated="5" table:style-name="ce9"/>
          <table:table-cell table:number-columns-repeated="5" table:style-name="ce10"/>
          <table:table-cell table:number-columns-repeated="3" table:style-name="ce2"/>
          <table:table-cell table:number-columns-repeated="16365" table:style-name="ce3"/>
        </table:table-row>
        <table:table-row table:style-name="ro4">
          <table:table-cell office:value-type="string" table:style-name="ce13">
            <text:p>Jahresdurchschnitt 2019</text:p>
          </table:table-cell>
          <table:table-cell office:value-type="float" office:value="162.91" table:style-name="ce14">
            <text:p>162,91</text:p>
          </table:table-cell>
          <table:table-cell office:value-type="float" office:value="161.37" table:style-name="ce14">
            <text:p>161,37</text:p>
          </table:table-cell>
          <table:table-cell office:value-type="float" office:value="162.82" table:style-name="ce14">
            <text:p>162,82</text:p>
          </table:table-cell>
          <table:table-cell office:value-type="float" office:value="154.4" table:style-name="ce14">
            <text:p>154,40</text:p>
          </table:table-cell>
          <table:table-cell office:value-type="float" office:value="171.18" table:style-name="ce14">
            <text:p>171,18</text:p>
          </table:table-cell>
          <table:table-cell table:number-columns-repeated="5" table:style-name="ce9"/>
          <table:table-cell table:number-columns-repeated="5" table:style-name="ce10"/>
          <table:table-cell table:number-columns-repeated="3" table:style-name="ce2"/>
          <table:table-cell table:number-columns-repeated="16365" table:style-name="ce3"/>
        </table:table-row>
        <table:table-row table:style-name="ro4">
          <table:table-cell office:value-type="string" table:style-name="ce6">
            <text:p>2020 Q1</text:p>
          </table:table-cell>
          <table:table-cell office:value-type="float" office:value="169.76" table:style-name="ce8">
            <text:p>169,76</text:p>
          </table:table-cell>
          <table:table-cell office:value-type="float" office:value="167.21" table:style-name="ce8">
            <text:p>167,21</text:p>
          </table:table-cell>
          <table:table-cell office:value-type="float" office:value="170.18" table:style-name="ce8">
            <text:p>170,18</text:p>
          </table:table-cell>
          <table:table-cell office:value-type="float" office:value="163.28" table:style-name="ce8">
            <text:p>163,28</text:p>
          </table:table-cell>
          <table:table-cell office:value-type="float" office:value="177" table:style-name="ce8">
            <text:p>177,00</text:p>
          </table:table-cell>
          <table:table-cell table:number-columns-repeated="5" table:style-name="ce9"/>
          <table:table-cell table:number-columns-repeated="5" table:style-name="ce10"/>
          <table:table-cell table:number-columns-repeated="3" table:style-name="ce2"/>
          <table:table-cell table:number-columns-repeated="16365" table:style-name="ce3"/>
        </table:table-row>
        <table:table-row table:style-name="ro4">
          <table:table-cell office:value-type="string" table:style-name="ce6">
            <text:p>2020 Q2</text:p>
          </table:table-cell>
          <table:table-cell office:value-type="float" office:value="173.41" table:style-name="ce7">
            <text:p>173,41</text:p>
          </table:table-cell>
          <table:table-cell office:value-type="float" office:value="172.71" table:style-name="ce7">
            <text:p>172,71</text:p>
          </table:table-cell>
          <table:table-cell office:value-type="float" office:value="172.92" table:style-name="ce7">
            <text:p>172,92</text:p>
          </table:table-cell>
          <table:table-cell office:value-type="float" office:value="164.94" table:style-name="ce7">
            <text:p>164,94</text:p>
          </table:table-cell>
          <table:table-cell office:value-type="float" office:value="180.83" table:style-name="ce7">
            <text:p>180,83</text:p>
          </table:table-cell>
          <table:table-cell table:number-columns-repeated="5" table:style-name="ce2"/>
          <table:table-cell table:number-columns-repeated="5" table:style-name="ce10"/>
          <table:table-cell table:number-columns-repeated="3" table:style-name="ce2"/>
          <table:table-cell table:number-columns-repeated="16365" table:style-name="ce3"/>
        </table:table-row>
        <table:table-row table:style-name="ro4">
          <table:table-cell office:value-type="string" table:style-name="ce6">
            <text:p>2020 Q3</text:p>
          </table:table-cell>
          <table:table-cell office:value-type="float" office:value="178.46" table:style-name="ce7">
            <text:p>178,46</text:p>
          </table:table-cell>
          <table:table-cell office:value-type="float" office:value="175.13" table:style-name="ce7">
            <text:p>175,13</text:p>
          </table:table-cell>
          <table:table-cell office:value-type="float" office:value="179.23" table:style-name="ce7">
            <text:p>179,23</text:p>
          </table:table-cell>
          <table:table-cell office:value-type="float" office:value="170.75" table:style-name="ce7">
            <text:p>170,75</text:p>
          </table:table-cell>
          <table:table-cell office:value-type="float" office:value="187.63" table:style-name="ce7">
            <text:p>187,63</text:p>
          </table:table-cell>
          <table:table-cell table:number-columns-repeated="13" table:style-name="ce2"/>
          <table:table-cell table:number-columns-repeated="16365" table:style-name="ce3"/>
        </table:table-row>
        <table:table-row table:style-name="ro4">
          <table:table-cell office:value-type="string" table:style-name="ce6">
            <text:p>2020 Q4</text:p>
          </table:table-cell>
          <table:table-cell office:value-type="float" office:value="179.38" table:style-name="ce7">
            <text:p>179,38</text:p>
          </table:table-cell>
          <table:table-cell office:value-type="float" office:value="178.67" table:style-name="ce7">
            <text:p>178,67</text:p>
          </table:table-cell>
          <table:table-cell office:value-type="float" office:value="178.87" table:style-name="ce7">
            <text:p>178,87</text:p>
          </table:table-cell>
          <table:table-cell office:value-type="float" office:value="171.71" table:style-name="ce7">
            <text:p>171,71</text:p>
          </table:table-cell>
          <table:table-cell office:value-type="float" office:value="185.94" table:style-name="ce7">
            <text:p>185,94</text:p>
          </table:table-cell>
          <table:table-cell table:number-columns-repeated="8" table:style-name="ce2"/>
          <table:table-cell table:number-columns-repeated="2" table:style-name="ce10"/>
          <table:table-cell table:number-columns-repeated="3" table:style-name="ce2"/>
          <table:table-cell table:number-columns-repeated="16365" table:style-name="ce3"/>
        </table:table-row>
        <table:table-row table:style-name="ro4">
          <table:table-cell office:value-type="string" table:style-name="ce13">
            <text:p>Jahresdurchschnitt 2020</text:p>
          </table:table-cell>
          <table:table-cell office:value-type="float" office:value="175.25" table:style-name="ce14">
            <text:p>175,25</text:p>
          </table:table-cell>
          <table:table-cell office:value-type="float" office:value="173.43" table:style-name="ce14">
            <text:p>173,43</text:p>
          </table:table-cell>
          <table:table-cell office:value-type="float" office:value="175.3" table:style-name="ce14">
            <text:p>175,30</text:p>
          </table:table-cell>
          <table:table-cell office:value-type="float" office:value="167.67" table:style-name="ce14">
            <text:p>167,67</text:p>
          </table:table-cell>
          <table:table-cell office:value-type="float" office:value="182.85" table:style-name="ce14">
            <text:p>182,85</text:p>
          </table:table-cell>
          <table:table-cell table:number-columns-repeated="8" table:style-name="ce2"/>
          <table:table-cell table:number-columns-repeated="2" table:style-name="ce10"/>
          <table:table-cell table:number-columns-repeated="3" table:style-name="ce2"/>
          <table:table-cell table:number-columns-repeated="16365" table:style-name="ce3"/>
        </table:table-row>
        <table:table-row table:style-name="ro4">
          <table:table-cell office:value-type="string" table:style-name="ce15">
            <text:p>2021 Q1</text:p>
          </table:table-cell>
          <table:table-cell office:value-type="float" office:value="186.33" table:style-name="ce8">
            <text:p>186,33</text:p>
          </table:table-cell>
          <table:table-cell office:value-type="float" office:value="181.17" table:style-name="ce8">
            <text:p>181,17</text:p>
          </table:table-cell>
          <table:table-cell office:value-type="float" office:value="188.14" table:style-name="ce8">
            <text:p>188,14</text:p>
          </table:table-cell>
          <table:table-cell office:value-type="float" office:value="179.75" table:style-name="ce8">
            <text:p>179,75</text:p>
          </table:table-cell>
          <table:table-cell office:value-type="float" office:value="196.37" table:style-name="ce8">
            <text:p>196,37</text:p>
          </table:table-cell>
          <table:table-cell table:number-columns-repeated="5" table:style-name="ce2"/>
          <table:table-cell table:number-columns-repeated="2" table:style-name="ce10"/>
          <table:table-cell table:number-columns-repeated="6" table:style-name="ce2"/>
          <table:table-cell table:number-columns-repeated="16365" table:style-name="ce3"/>
        </table:table-row>
        <table:table-row table:style-name="ro4">
          <table:table-cell office:value-type="string" table:style-name="ce6">
            <text:p>2021 Q2</text:p>
          </table:table-cell>
          <table:table-cell office:value-type="float" office:value="192.85" table:style-name="ce7">
            <text:p>192,85</text:p>
          </table:table-cell>
          <table:table-cell office:value-type="float" office:value="183.79" table:style-name="ce7">
            <text:p>183,79</text:p>
          </table:table-cell>
          <table:table-cell office:value-type="float" office:value="196.71" table:style-name="ce7">
            <text:p>196,71</text:p>
          </table:table-cell>
          <table:table-cell office:value-type="float" office:value="187.35" table:style-name="ce7">
            <text:p>187,35</text:p>
          </table:table-cell>
          <table:table-cell office:value-type="float" office:value="205.86" table:style-name="ce7">
            <text:p>205,86</text:p>
          </table:table-cell>
          <table:table-cell table:number-columns-repeated="5" table:style-name="ce2"/>
          <table:table-cell table:number-columns-repeated="2" table:style-name="ce10"/>
          <table:table-cell table:number-columns-repeated="6" table:style-name="ce2"/>
          <table:table-cell table:number-columns-repeated="16365" table:style-name="ce3"/>
        </table:table-row>
        <table:table-row table:style-name="ro4">
          <table:table-cell office:value-type="string" table:style-name="ce6">
            <text:p>2021 Q3</text:p>
          </table:table-cell>
          <table:table-cell office:value-type="float" office:value="198.54" table:style-name="ce7">
            <text:p>198,54</text:p>
          </table:table-cell>
          <table:table-cell office:value-type="float" office:value="190.67" table:style-name="ce7">
            <text:p>190,67</text:p>
          </table:table-cell>
          <table:table-cell office:value-type="float" office:value="201.73" table:style-name="ce7">
            <text:p>201,73</text:p>
          </table:table-cell>
          <table:table-cell office:value-type="float" office:value="194.25" table:style-name="ce7">
            <text:p>194,25</text:p>
          </table:table-cell>
          <table:table-cell office:value-type="float" office:value="209.15" table:style-name="ce7">
            <text:p>209,15</text:p>
          </table:table-cell>
          <table:table-cell table:number-columns-repeated="5" table:style-name="ce2"/>
          <table:table-cell table:number-columns-repeated="2" table:style-name="ce10"/>
          <table:table-cell table:number-columns-repeated="6" table:style-name="ce2"/>
          <table:table-cell table:number-columns-repeated="16365" table:style-name="ce3"/>
        </table:table-row>
        <table:table-row table:style-name="ro4">
          <table:table-cell office:value-type="string" table:style-name="ce6">
            <text:p>2021 Q4</text:p>
          </table:table-cell>
          <table:table-cell office:value-type="float" office:value="203.48" table:style-name="ce7">
            <text:p>203,48</text:p>
          </table:table-cell>
          <table:table-cell office:value-type="float" office:value="196.06" table:style-name="ce7">
            <text:p>196,06</text:p>
          </table:table-cell>
          <table:table-cell office:value-type="float" office:value="206.42" table:style-name="ce7">
            <text:p>206,42</text:p>
          </table:table-cell>
          <table:table-cell office:value-type="float" office:value="199.46" table:style-name="ce7">
            <text:p>199,46</text:p>
          </table:table-cell>
          <table:table-cell office:value-type="float" office:value="213.35" table:style-name="ce7">
            <text:p>213,35</text:p>
          </table:table-cell>
          <table:table-cell table:number-columns-repeated="2" table:style-name="ce2"/>
          <table:table-cell table:number-columns-repeated="6" table:style-name="ce18"/>
          <table:table-cell table:number-columns-repeated="5" table:style-name="ce2"/>
          <table:table-cell table:number-columns-repeated="16365" table:style-name="ce3"/>
        </table:table-row>
        <table:table-row table:style-name="ro4">
          <table:table-cell office:value-type="string" table:style-name="ce13">
            <text:p>Jahresdurchschnitt 2021</text:p>
          </table:table-cell>
          <table:table-cell office:value-type="float" office:value="195.3" table:style-name="ce14">
            <text:p>195,30</text:p>
          </table:table-cell>
          <table:table-cell office:value-type="float" office:value="187.92" table:style-name="ce14">
            <text:p>187,92</text:p>
          </table:table-cell>
          <table:table-cell office:value-type="float" office:value="198.25" table:style-name="ce14">
            <text:p>198,25</text:p>
          </table:table-cell>
          <table:table-cell office:value-type="float" office:value="190.2" table:style-name="ce14">
            <text:p>190,20</text:p>
          </table:table-cell>
          <table:table-cell office:value-type="float" office:value="206.18" table:style-name="ce14">
            <text:p>206,18</text:p>
          </table:table-cell>
          <table:table-cell table:number-columns-repeated="2" table:style-name="ce2"/>
          <table:table-cell table:number-columns-repeated="5" table:style-name="ce10"/>
          <table:table-cell table:number-columns-repeated="6" table:style-name="ce2"/>
          <table:table-cell table:number-columns-repeated="16365" table:style-name="ce3"/>
        </table:table-row>
        <table:table-row table:style-name="ro4">
          <table:table-cell office:value-type="string" table:style-name="ce15">
            <text:p>2022 Q1</text:p>
          </table:table-cell>
          <table:table-cell office:value-type="float" office:value="212.91" table:style-name="ce8">
            <text:p>212,91</text:p>
          </table:table-cell>
          <table:table-cell office:value-type="float" office:value="204.18" table:style-name="ce8">
            <text:p>204,18</text:p>
          </table:table-cell>
          <table:table-cell office:value-type="float" office:value="216.52" table:style-name="ce8">
            <text:p>216,52</text:p>
          </table:table-cell>
          <table:table-cell office:value-type="float" office:value="210.82" table:style-name="ce8">
            <text:p>210,82</text:p>
          </table:table-cell>
          <table:table-cell office:value-type="float" office:value="222.38" table:style-name="ce8">
            <text:p>222,38</text:p>
          </table:table-cell>
          <table:table-cell table:number-columns-repeated="2" table:style-name="ce2"/>
          <table:table-cell table:number-columns-repeated="6" table:style-name="ce18"/>
          <table:table-cell table:number-columns-repeated="5" table:style-name="ce2"/>
          <table:table-cell table:number-columns-repeated="16365" table:style-name="ce3"/>
        </table:table-row>
        <table:table-row table:style-name="ro4">
          <table:table-cell office:value-type="string" table:style-name="ce6">
            <text:p>2022 Q2</text:p>
          </table:table-cell>
          <table:table-cell office:value-type="float" office:value="219.11" table:style-name="ce7">
            <text:p>219,11</text:p>
          </table:table-cell>
          <table:table-cell office:value-type="float" office:value="209.32" table:style-name="ce7">
            <text:p>209,32</text:p>
          </table:table-cell>
          <table:table-cell office:value-type="float" office:value="223.26" table:style-name="ce7">
            <text:p>223,26</text:p>
          </table:table-cell>
          <table:table-cell office:value-type="float" office:value="216.63" table:style-name="ce7">
            <text:p>216,63</text:p>
          </table:table-cell>
          <table:table-cell office:value-type="float" office:value="229.97" table:style-name="ce7">
            <text:p>229,97</text:p>
          </table:table-cell>
          <table:table-cell table:number-columns-repeated="2" table:style-name="ce2"/>
          <table:table-cell table:number-columns-repeated="5" table:style-name="ce10"/>
          <table:table-cell table:number-columns-repeated="6" table:style-name="ce2"/>
          <table:table-cell table:number-columns-repeated="16365" table:style-name="ce3"/>
        </table:table-row>
        <table:table-row table:style-name="ro4">
          <table:table-cell office:value-type="string" table:style-name="ce6">
            <text:p>2022 Q3</text:p>
          </table:table-cell>
          <table:table-cell office:value-type="float" office:value="224.49" table:style-name="ce7">
            <text:p>224,49</text:p>
          </table:table-cell>
          <table:table-cell office:value-type="float" office:value="216.68" table:style-name="ce7">
            <text:p>216,68</text:p>
          </table:table-cell>
          <table:table-cell office:value-type="float" office:value="227.52" table:style-name="ce7">
            <text:p>227,52</text:p>
          </table:table-cell>
          <table:table-cell office:value-type="float" office:value="222.38" table:style-name="ce7">
            <text:p>222,38</text:p>
          </table:table-cell>
          <table:table-cell office:value-type="float" office:value="232.94" table:style-name="ce7">
            <text:p>232,94</text:p>
          </table:table-cell>
          <table:table-cell table:number-columns-repeated="13" table:style-name="ce2"/>
          <table:table-cell table:number-columns-repeated="16365" table:style-name="ce3"/>
        </table:table-row>
        <table:table-row table:style-name="ro4">
          <table:table-cell office:value-type="string" table:style-name="ce6">
            <text:p>2022 Q4</text:p>
          </table:table-cell>
          <table:table-cell office:value-type="float" office:value="215.1" table:style-name="ce7">
            <text:p>215,10</text:p>
          </table:table-cell>
          <table:table-cell office:value-type="float" office:value="207.96" table:style-name="ce7">
            <text:p>207,96</text:p>
          </table:table-cell>
          <table:table-cell office:value-type="float" office:value="217.81" table:style-name="ce7">
            <text:p>217,81</text:p>
          </table:table-cell>
          <table:table-cell office:value-type="float" office:value="215.42" table:style-name="ce7">
            <text:p>215,42</text:p>
          </table:table-cell>
          <table:table-cell office:value-type="float" office:value="220.77" table:style-name="ce7">
            <text:p>220,77</text:p>
          </table:table-cell>
          <table:table-cell table:style-name="ce2"/>
          <table:table-cell table:number-columns-repeated="6" table:style-name="ce10"/>
          <table:table-cell table:number-columns-repeated="6" table:style-name="ce2"/>
          <table:table-cell table:number-columns-repeated="16365" table:style-name="ce3"/>
        </table:table-row>
        <table:table-row table:style-name="ro4">
          <table:table-cell office:value-type="string" table:style-name="ce13">
            <text:p>Jahresdurchschnitt 2022</text:p>
          </table:table-cell>
          <table:table-cell office:value-type="float" office:value="217.9" table:style-name="ce14">
            <text:p>217,90</text:p>
          </table:table-cell>
          <table:table-cell office:value-type="float" office:value="209.54" table:style-name="ce14">
            <text:p>209,54</text:p>
          </table:table-cell>
          <table:table-cell office:value-type="float" office:value="221.28" table:style-name="ce14">
            <text:p>221,28</text:p>
          </table:table-cell>
          <table:table-cell office:value-type="float" office:value="216.31" table:style-name="ce14">
            <text:p>216,31</text:p>
          </table:table-cell>
          <table:table-cell office:value-type="float" office:value="226.52" table:style-name="ce14">
            <text:p>226,52</text:p>
          </table:table-cell>
          <table:table-cell table:number-columns-repeated="2" table:style-name="ce2"/>
          <table:table-cell table:number-columns-repeated="5" table:style-name="ce10"/>
          <table:table-cell table:number-columns-repeated="6" table:style-name="ce2"/>
          <table:table-cell table:number-columns-repeated="16365" table:style-name="ce3"/>
        </table:table-row>
        <table:table-row table:style-name="ro4">
          <table:table-cell office:value-type="string" table:style-name="ce15">
            <text:p>2023 Q1</text:p>
          </table:table-cell>
          <table:table-cell office:value-type="float" office:value="212.54" table:style-name="ce8">
            <text:p>212,54</text:p>
          </table:table-cell>
          <table:table-cell office:value-type="float" office:value="204.75" table:style-name="ce8">
            <text:p>204,75</text:p>
          </table:table-cell>
          <table:table-cell office:value-type="float" office:value="215.58" table:style-name="ce8">
            <text:p>215,58</text:p>
          </table:table-cell>
          <table:table-cell office:value-type="float" office:value="211.18" table:style-name="ce8">
            <text:p>211,18</text:p>
          </table:table-cell>
          <table:table-cell office:value-type="float" office:value="220.28" table:style-name="ce8">
            <text:p>220,28</text:p>
          </table:table-cell>
          <table:table-cell table:number-columns-repeated="2" table:style-name="ce2"/>
          <table:table-cell table:number-columns-repeated="5" table:style-name="ce10"/>
          <table:table-cell table:number-columns-repeated="6" table:style-name="ce2"/>
          <table:table-cell table:number-columns-repeated="16365" table:style-name="ce3"/>
        </table:table-row>
        <table:table-row table:style-name="ro4">
          <table:table-cell office:value-type="string" table:style-name="ce6">
            <text:p>2023 Q2</text:p>
          </table:table-cell>
          <table:table-cell office:value-type="float" office:value="212.97" table:style-name="ce7">
            <text:p>212,97</text:p>
          </table:table-cell>
          <table:table-cell office:value-type="float" office:value="209.05" table:style-name="ce7">
            <text:p>209,05</text:p>
          </table:table-cell>
          <table:table-cell office:value-type="float" office:value="214.13" table:style-name="ce7">
            <text:p>214,13</text:p>
          </table:table-cell>
          <table:table-cell office:value-type="float" office:value="211.46" table:style-name="ce7">
            <text:p>211,46</text:p>
          </table:table-cell>
          <table:table-cell office:value-type="float" office:value="217.32" table:style-name="ce7">
            <text:p>217,32</text:p>
          </table:table-cell>
          <table:table-cell table:number-columns-repeated="2" table:style-name="ce2"/>
          <table:table-cell table:number-columns-repeated="5" table:style-name="ce10"/>
          <table:table-cell table:number-columns-repeated="6" table:style-name="ce2"/>
          <table:table-cell table:number-columns-repeated="16365" table:style-name="ce3"/>
        </table:table-row>
        <table:table-row table:style-name="ro4">
          <table:table-cell office:value-type="string" table:style-name="ce6">
            <text:p>2023 Q3</text:p>
          </table:table-cell>
          <table:table-cell office:value-type="float" office:value="212.47" table:style-name="ce7">
            <text:p>212,47</text:p>
          </table:table-cell>
          <table:table-cell office:value-type="float" office:value="211.77" table:style-name="ce7">
            <text:p>211,77</text:p>
          </table:table-cell>
          <table:table-cell office:value-type="float" office:value="212.07" table:style-name="ce7">
            <text:p>212,07</text:p>
          </table:table-cell>
          <table:table-cell office:value-type="float" office:value="210.34" table:style-name="ce7">
            <text:p>210,34</text:p>
          </table:table-cell>
          <table:table-cell office:value-type="float" office:value="214.43" table:style-name="ce7">
            <text:p>214,43</text:p>
          </table:table-cell>
          <table:table-cell table:number-columns-repeated="2" table:style-name="ce2"/>
          <table:table-cell table:number-columns-repeated="5" table:style-name="ce10"/>
          <table:table-cell table:number-columns-repeated="6" table:style-name="ce2"/>
          <table:table-cell table:number-columns-repeated="16365" table:style-name="ce3"/>
        </table:table-row>
        <table:table-row table:style-name="ro4">
          <table:table-cell office:value-type="string" table:style-name="ce6">
            <text:p>2023 Q4</text:p>
          </table:table-cell>
          <table:table-cell office:value-type="float" office:value="208.72" table:style-name="ce7">
            <text:p>208,72</text:p>
          </table:table-cell>
          <table:table-cell office:value-type="float" office:value="210.2" table:style-name="ce7">
            <text:p>210,20</text:p>
          </table:table-cell>
          <table:table-cell office:value-type="float" office:value="207.28" table:style-name="ce7">
            <text:p>207,28</text:p>
          </table:table-cell>
          <table:table-cell office:value-type="float" office:value="202.71" table:style-name="ce7">
            <text:p>202,71</text:p>
          </table:table-cell>
          <table:table-cell office:value-type="float" office:value="212.08" table:style-name="ce7">
            <text:p>212,08</text:p>
          </table:table-cell>
          <table:table-cell table:style-name="ce2"/>
          <table:table-cell table:number-columns-repeated="6" table:style-name="ce10"/>
          <table:table-cell table:number-columns-repeated="6" table:style-name="ce2"/>
          <table:table-cell table:number-columns-repeated="16365" table:style-name="ce3"/>
        </table:table-row>
        <table:table-row table:style-name="ro4">
          <table:table-cell office:value-type="string" table:style-name="ce13">
            <text:p>Jahresdurchschnitt 2023</text:p>
          </table:table-cell>
          <table:table-cell office:value-type="float" office:value="211.68" table:style-name="ce14">
            <text:p>211,68</text:p>
          </table:table-cell>
          <table:table-cell office:value-type="float" office:value="208.94" table:style-name="ce14">
            <text:p>208,94</text:p>
          </table:table-cell>
          <table:table-cell office:value-type="float" office:value="212.27" table:style-name="ce14">
            <text:p>212,27</text:p>
          </table:table-cell>
          <table:table-cell office:value-type="float" office:value="208.92" table:style-name="ce14">
            <text:p>208,92</text:p>
          </table:table-cell>
          <table:table-cell office:value-type="float" office:value="216.03" table:style-name="ce14">
            <text:p>216,03</text:p>
          </table:table-cell>
          <table:table-cell table:number-columns-repeated="2" table:style-name="ce2"/>
          <table:table-cell table:number-columns-repeated="5" table:style-name="ce10"/>
          <table:table-cell table:number-columns-repeated="6" table:style-name="ce2"/>
          <table:table-cell table:number-columns-repeated="16365" table:style-name="ce3"/>
        </table:table-row>
        <table:table-row table:style-name="ro4">
          <table:table-cell office:value-type="string" table:style-name="ce15">
            <text:p>2024 Q1</text:p>
          </table:table-cell>
          <table:table-cell office:value-type="float" office:value="206.32" table:style-name="ce8">
            <text:p>206,32</text:p>
          </table:table-cell>
          <table:table-cell office:value-type="float" office:value="210.16" table:style-name="ce8">
            <text:p>210,16</text:p>
          </table:table-cell>
          <table:table-cell office:value-type="float" office:value="204.23" table:style-name="ce8">
            <text:p>204,23</text:p>
          </table:table-cell>
          <table:table-cell office:value-type="float" office:value="200.02" table:style-name="ce8">
            <text:p>200,02</text:p>
          </table:table-cell>
          <table:table-cell office:value-type="float" office:value="208.68" table:style-name="ce8">
            <text:p>208,68</text:p>
          </table:table-cell>
          <table:table-cell table:number-columns-repeated="2" table:style-name="ce2"/>
          <table:table-cell table:number-columns-repeated="5" table:style-name="ce10"/>
          <table:table-cell table:number-columns-repeated="6" table:style-name="ce2"/>
          <table:table-cell table:number-columns-repeated="16365" table:style-name="ce3"/>
        </table:table-row>
        <table:table-row table:style-name="ro4">
          <table:table-cell office:value-type="string" table:style-name="ce6">
            <text:p>2024 Q2</text:p>
          </table:table-cell>
          <table:table-cell office:value-type="float" office:value="212.53" table:style-name="ce7">
            <text:p>212,53</text:p>
          </table:table-cell>
          <table:table-cell office:value-type="float" office:value="213.32" table:style-name="ce7">
            <text:p>213,32</text:p>
          </table:table-cell>
          <table:table-cell office:value-type="float" office:value="211.26" table:style-name="ce7">
            <text:p>211,26</text:p>
          </table:table-cell>
          <table:table-cell office:value-type="float" office:value="206.05" table:style-name="ce7">
            <text:p>206,05</text:p>
          </table:table-cell>
          <table:table-cell office:value-type="float" office:value="216.66" table:style-name="ce7">
            <text:p>216,66</text:p>
          </table:table-cell>
          <table:table-cell table:number-columns-repeated="2" table:style-name="ce2"/>
          <table:table-cell table:number-columns-repeated="5" table:style-name="ce10"/>
          <table:table-cell table:number-columns-repeated="6" table:style-name="ce2"/>
          <table:table-cell table:number-columns-repeated="16365" table:style-name="ce3"/>
        </table:table-row>
        <table:table-row table:style-name="ro4">
          <table:table-cell office:value-type="string" table:style-name="ce6">
            <text:p>2024 Q3</text:p>
          </table:table-cell>
          <table:table-cell office:value-type="float" office:value="213.56" table:style-name="ce7">
            <text:p>213,56</text:p>
          </table:table-cell>
          <table:table-cell office:value-type="float" office:value="216.94" table:style-name="ce7">
            <text:p>216,94</text:p>
          </table:table-cell>
          <table:table-cell office:value-type="float" office:value="211.55" table:style-name="ce7">
            <text:p>211,55</text:p>
          </table:table-cell>
          <table:table-cell office:value-type="float" office:value="207.71" table:style-name="ce7">
            <text:p>207,71</text:p>
          </table:table-cell>
          <table:table-cell office:value-type="float" office:value="215.67" table:style-name="ce7">
            <text:p>215,67</text:p>
          </table:table-cell>
          <table:table-cell table:number-columns-repeated="2" table:style-name="ce2"/>
          <table:table-cell table:number-columns-repeated="5" table:style-name="ce10"/>
          <table:table-cell table:number-columns-repeated="6" table:style-name="ce2"/>
          <table:table-cell table:number-columns-repeated="16365" table:style-name="ce3"/>
        </table:table-row>
        <table:table-row table:style-name="ro4">
          <table:table-cell office:value-type="string" table:style-name="ce6">
            <text:p>2024 Q4</text:p>
          </table:table-cell>
          <table:table-cell office:value-type="float" office:value="211.09" table:style-name="ce7">
            <text:p>211,09</text:p>
          </table:table-cell>
          <table:table-cell office:value-type="float" office:value="216.58" table:style-name="ce7">
            <text:p>216,58</text:p>
          </table:table-cell>
          <table:table-cell office:value-type="float" office:value="208.51" table:style-name="ce7">
            <text:p>208,51</text:p>
          </table:table-cell>
          <table:table-cell office:value-type="float" office:value="204.32" table:style-name="ce7">
            <text:p>204,32</text:p>
          </table:table-cell>
          <table:table-cell office:value-type="float" office:value="212.96" table:style-name="ce7">
            <text:p>212,96</text:p>
          </table:table-cell>
          <table:table-cell table:number-columns-repeated="2" table:style-name="ce2"/>
          <table:table-cell table:number-columns-repeated="5" table:style-name="ce10"/>
          <table:table-cell table:number-columns-repeated="6" table:style-name="ce2"/>
          <table:table-cell table:number-columns-repeated="16365" table:style-name="ce3"/>
        </table:table-row>
        <table:table-row table:style-name="ro4">
          <table:table-cell office:value-type="string" table:style-name="ce13">
            <text:p>Jahresdurchschnitt 2024</text:p>
          </table:table-cell>
          <table:table-cell office:value-type="float" office:value="210.88" table:style-name="ce14">
            <text:p>210,88</text:p>
          </table:table-cell>
          <table:table-cell office:value-type="float" office:value="214.25" table:style-name="ce14">
            <text:p>214,25</text:p>
          </table:table-cell>
          <table:table-cell office:value-type="float" office:value="208.89" table:style-name="ce14">
            <text:p>208,89</text:p>
          </table:table-cell>
          <table:table-cell office:value-type="float" office:value="204.53" table:style-name="ce14">
            <text:p>204,53</text:p>
          </table:table-cell>
          <table:table-cell office:value-type="float" office:value="213.49" table:style-name="ce14">
            <text:p>213,49</text:p>
          </table:table-cell>
          <table:table-cell table:number-columns-repeated="2" table:style-name="ce2"/>
          <table:table-cell table:number-columns-repeated="5" table:style-name="ce10"/>
          <table:table-cell table:number-columns-repeated="6" table:style-name="ce2"/>
          <table:table-cell table:number-columns-repeated="16365" table:style-name="ce3"/>
        </table:table-row>
        <table:table-row table:style-name="ro4">
          <table:table-cell office:value-type="string" table:style-name="ce15">
            <text:p>2025 Q1</text:p>
          </table:table-cell>
          <table:table-cell office:value-type="float" office:value="213.6" table:style-name="ce8">
            <text:p>213,60</text:p>
          </table:table-cell>
          <table:table-cell office:value-type="float" office:value="217.91" table:style-name="ce8">
            <text:p>217,91</text:p>
          </table:table-cell>
          <table:table-cell office:value-type="float" office:value="211.31" table:style-name="ce8">
            <text:p>211,31</text:p>
          </table:table-cell>
          <table:table-cell office:value-type="float" office:value="207.66" table:style-name="ce8">
            <text:p>207,66</text:p>
          </table:table-cell>
          <table:table-cell office:value-type="float" office:value="215.23" table:style-name="ce8">
            <text:p>215,23</text:p>
          </table:table-cell>
          <table:table-cell table:number-columns-repeated="2" table:style-name="ce2"/>
          <table:table-cell table:number-columns-repeated="5" table:style-name="ce10"/>
          <table:table-cell table:number-columns-repeated="6" table:style-name="ce2"/>
          <table:table-cell table:number-columns-repeated="16365" table:style-name="ce3"/>
        </table:table-row>
        <table:table-row table:style-name="ro4">
          <table:table-cell office:value-type="string" table:style-name="ce6">
            <text:p>2025 Q2</text:p>
          </table:table-cell>
          <table:table-cell office:value-type="float" office:value="215.91" table:style-name="ce7">
            <text:p>215,91</text:p>
          </table:table-cell>
          <table:table-cell office:value-type="float" office:value="218.6" table:style-name="ce7">
            <text:p>218,60</text:p>
          </table:table-cell>
          <table:table-cell office:value-type="float" office:value="214.04" table:style-name="ce7">
            <text:p>214,04</text:p>
          </table:table-cell>
          <table:table-cell office:value-type="float" office:value="210.47" table:style-name="ce7">
            <text:p>210,47</text:p>
          </table:table-cell>
          <table:table-cell office:value-type="float" office:value="217.87" table:style-name="ce7">
            <text:p>217,87</text:p>
          </table:table-cell>
          <table:table-cell table:number-columns-repeated="2" table:style-name="ce2"/>
          <table:table-cell table:number-columns-repeated="5" table:style-name="ce10"/>
          <table:table-cell table:number-columns-repeated="6" table:style-name="ce2"/>
          <table:table-cell table:number-columns-repeated="16365" table:style-name="ce3"/>
        </table:table-row>
        <table:table-row table:style-name="ro4">
          <table:table-cell office:value-type="string" table:style-name="ce6">
            <text:p>2025 Q3</text:p>
          </table:table-cell>
          <table:table-cell office:value-type="float" office:value="217.1" table:style-name="ce7">
            <text:p>217,10</text:p>
          </table:table-cell>
          <table:table-cell office:value-type="float" office:value="221.37" table:style-name="ce7">
            <text:p>221,37</text:p>
          </table:table-cell>
          <table:table-cell office:value-type="float" office:value="214.81" table:style-name="ce7">
            <text:p>214,81</text:p>
          </table:table-cell>
          <table:table-cell office:value-type="float" office:value="212.33" table:style-name="ce7">
            <text:p>212,33</text:p>
          </table:table-cell>
          <table:table-cell office:value-type="float" office:value="217.56" table:style-name="ce7">
            <text:p>217,56</text:p>
          </table:table-cell>
          <table:table-cell table:number-columns-repeated="2" table:style-name="ce2"/>
          <table:table-cell table:number-columns-repeated="5" table:style-name="ce10"/>
          <table:table-cell table:number-columns-repeated="6" table:style-name="ce2"/>
          <table:table-cell table:number-columns-repeated="16365" table:style-name="ce3"/>
        </table:table-row>
        <table:table-row table:style-name="ro4">
          <table:table-cell office:value-type="string" table:style-name="ce6">
            <text:p>2025 Q4</text:p>
          </table:table-cell>
          <table:table-cell office:value-type="float" office:value="219" table:style-name="ce7">
            <text:p>219,00</text:p>
          </table:table-cell>
          <table:table-cell office:value-type="float" office:value="224.05" table:style-name="ce7">
            <text:p>224,05</text:p>
          </table:table-cell>
          <table:table-cell office:value-type="float" office:value="216.49" table:style-name="ce7">
            <text:p>216,49</text:p>
          </table:table-cell>
          <table:table-cell office:value-type="float" office:value="212.44" table:style-name="ce7">
            <text:p>212,44</text:p>
          </table:table-cell>
          <table:table-cell office:value-type="float" office:value="220.8" table:style-name="ce7">
            <text:p>220,80</text:p>
          </table:table-cell>
          <table:table-cell table:number-columns-repeated="2" table:style-name="ce2"/>
          <table:table-cell table:number-columns-repeated="5" table:style-name="ce10"/>
          <table:table-cell table:number-columns-repeated="6" table:style-name="ce2"/>
          <table:table-cell table:number-columns-repeated="16365" table:style-name="ce3"/>
        </table:table-row>
        <table:table-row table:style-name="ro4">
          <table:table-cell office:value-type="string" table:style-name="ce13">
            <text:p>Jahresdurchschnitt 2025</text:p>
          </table:table-cell>
          <table:table-cell office:value-type="float" office:value="216.4" table:style-name="ce14">
            <text:p>216,40</text:p>
          </table:table-cell>
          <table:table-cell office:value-type="float" office:value="220.48" table:style-name="ce14">
            <text:p>220,48</text:p>
          </table:table-cell>
          <table:table-cell office:value-type="float" office:value="214.16" table:style-name="ce14">
            <text:p>214,16</text:p>
          </table:table-cell>
          <table:table-cell office:value-type="float" office:value="210.73" table:style-name="ce14">
            <text:p>210,73</text:p>
          </table:table-cell>
          <table:table-cell office:value-type="float" office:value="217.87" table:style-name="ce14">
            <text:p>217,87</text:p>
          </table:table-cell>
          <table:table-cell table:number-columns-repeated="2" table:style-name="ce2"/>
          <table:table-cell table:number-columns-repeated="5" table:style-name="ce10"/>
          <table:table-cell table:number-columns-repeated="6" table:style-name="ce2"/>
          <table:table-cell table:number-columns-repeated="16365" table:style-name="ce3"/>
        </table:table-row>
        <table:table-row table:style-name="ro6">
          <table:table-cell office:value-type="string" table:number-columns-spanned="6" table:number-rows-spanned="1" table:style-name="ce22">
            <text:p>Q: STATISTIK AUSTRIA. Erstellt am 26.03.2026 - Der letzte Indexstand gilt bis zur Publikation des Indexwertes des folgenden Quartals als vorläufiges Ergebnis.</text:p>
          </table:table-cell>
          <table:covered-table-cell table:number-columns-repeated="5"/>
          <table:table-cell table:number-columns-repeated="13" table:style-name="ce2"/>
          <table:table-cell table:number-columns-repeated="16365" table:style-name="ce3"/>
        </table:table-row>
        <table:table-row table:style-name="ro7">
          <table:table-cell table:style-name="ce2"/>
          <table:table-cell table:number-columns-repeated="5" table:style-name="ce18"/>
          <table:table-cell table:number-columns-repeated="13" table:style-name="ce2"/>
          <table:table-cell table:number-columns-repeated="16365" table:style-name="ce3"/>
        </table:table-row>
        <table:table-row table:style-name="ro7">
          <table:table-cell table:style-name="ce2"/>
          <table:table-cell table:number-columns-repeated="5" table:style-name="ce10"/>
          <table:table-cell table:number-columns-repeated="13" table:style-name="ce2"/>
          <table:table-cell table:number-columns-repeated="16365" table:style-name="ce3"/>
        </table:table-row>
        <table:table-row table:style-name="ro7">
          <table:table-cell table:style-name="ce2"/>
          <table:table-cell table:number-columns-repeated="5" table:style-name="ce18"/>
          <table:table-cell table:number-columns-repeated="5" table:style-name="ce2"/>
          <table:table-cell table:style-name="ce19"/>
          <table:table-cell table:number-columns-repeated="7" table:style-name="ce2"/>
          <table:table-cell table:number-columns-repeated="16365" table:style-name="ce3"/>
        </table:table-row>
        <table:table-row table:style-name="ro7">
          <table:table-cell table:style-name="ce2"/>
          <table:table-cell table:number-columns-repeated="5" table:style-name="ce20"/>
          <table:table-cell table:number-columns-repeated="13" table:style-name="ce2"/>
          <table:table-cell table:number-columns-repeated="16365" table:style-name="ce3"/>
        </table:table-row>
        <table:table-row table:style-name="ro7">
          <table:table-cell table:style-name="ce2"/>
          <table:table-cell table:style-name="ce18"/>
          <table:table-cell table:number-columns-repeated="4" table:style-name="ce20"/>
          <table:table-cell table:number-columns-repeated="13" table:style-name="ce2"/>
          <table:table-cell table:number-columns-repeated="16365" table:style-name="ce3"/>
        </table:table-row>
        <table:table-row table:number-rows-repeated="2" table:style-name="ro7">
          <table:table-cell table:style-name="ce2"/>
          <table:table-cell table:number-columns-repeated="5" table:style-name="ce20"/>
          <table:table-cell table:number-columns-repeated="13" table:style-name="ce2"/>
          <table:table-cell table:number-columns-repeated="16365" table:style-name="ce3"/>
        </table:table-row>
        <table:table-row table:number-rows-repeated="1048485" table:style-name="ro7">
          <table:table-cell table:number-columns-repeated="16384"/>
        </table:table-row>
      </table:table>
      <table:table table:name="Häuserpreisindex_(Basis_2015)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3" table:number-columns-repeated="16378" table:default-cell-style-name="ce2"/>
        <table:table-row table:style-name="ro1">
          <table:table-cell office:value-type="string" table:number-columns-spanned="6" table:number-rows-spanned="1" table:style-name="ce21">
            <text:p>Häuserpreisindex (Basis 2015)</text:p>
          </table:table-cell>
          <table:covered-table-cell table:number-columns-repeated="5"/>
          <table:table-cell table:number-columns-repeated="16378" table:style-name="ce3"/>
        </table:table-row>
        <table:table-row table:style-name="ro8">
          <table:table-cell table:style-name="ce4"/>
          <table:table-cell office:value-type="string" table:style-name="ce5">
            <text:p>Gesamtindex HPI</text:p>
          </table:table-cell>
          <table:table-cell office:value-type="string" table:style-name="ce5">
            <text:p>Neuer Wohnraum</text:p>
          </table:table-cell>
          <table:table-cell office:value-type="string" table:style-name="ce5">
            <text:p>Bestehender Wohnraum</text:p>
          </table:table-cell>
          <table:table-cell office:value-type="string" table:style-name="ce5">
            <text:p>Bestehende Häuser</text:p>
          </table:table-cell>
          <table:table-cell office:value-type="string" table:style-name="ce5">
            <text:p>Bestehende Wohnungen</text:p>
          </table:table-cell>
          <table:table-cell table:number-columns-repeated="16378" table:style-name="ce3"/>
        </table:table-row>
        <table:table-row table:style-name="ro3">
          <table:table-cell office:value-type="string" table:style-name="ce5">
            <text:p>Quartal</text:p>
          </table:table-cell>
          <table:table-cell office:value-type="string" table:style-name="ce5">
            <text:p>H1</text:p>
          </table:table-cell>
          <table:table-cell office:value-type="string" table:style-name="ce5">
            <text:p>H11</text:p>
          </table:table-cell>
          <table:table-cell office:value-type="string" table:style-name="ce5">
            <text:p>H12</text:p>
          </table:table-cell>
          <table:table-cell office:value-type="string" table:style-name="ce5">
            <text:p>H12A</text:p>
          </table:table-cell>
          <table:table-cell office:value-type="string" table:style-name="ce5">
            <text:p>H12B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6">
            <text:p>2010 Q1</text:p>
          </table:table-cell>
          <table:table-cell office:value-type="float" office:value="75.05" table:style-name="ce7">
            <text:p>75,05</text:p>
          </table:table-cell>
          <table:table-cell office:value-type="float" office:value="75.25" table:style-name="ce7">
            <text:p>75,25</text:p>
          </table:table-cell>
          <table:table-cell office:value-type="float" office:value="74.89" table:style-name="ce7">
            <text:p>74,89</text:p>
          </table:table-cell>
          <table:table-cell office:value-type="float" office:value="79.319999999999993" table:style-name="ce7">
            <text:p>79,32</text:p>
          </table:table-cell>
          <table:table-cell office:value-type="float" office:value="70.849999999999994" table:style-name="ce7">
            <text:p>70,85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6">
            <text:p>2010 Q2</text:p>
          </table:table-cell>
          <table:table-cell office:value-type="float" office:value="77.209999999999994" table:style-name="ce7">
            <text:p>77,21</text:p>
          </table:table-cell>
          <table:table-cell office:value-type="float" office:value="75.97" table:style-name="ce7">
            <text:p>75,97</text:p>
          </table:table-cell>
          <table:table-cell office:value-type="float" office:value="77.66" table:style-name="ce7">
            <text:p>77,66</text:p>
          </table:table-cell>
          <table:table-cell office:value-type="float" office:value="82.97" table:style-name="ce7">
            <text:p>82,97</text:p>
          </table:table-cell>
          <table:table-cell office:value-type="float" office:value="72.86" table:style-name="ce7">
            <text:p>72,86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6">
            <text:p>2010 Q3</text:p>
          </table:table-cell>
          <table:table-cell office:value-type="float" office:value="78.19" table:style-name="ce7">
            <text:p>78,19</text:p>
          </table:table-cell>
          <table:table-cell office:value-type="float" office:value="76.069999999999993" table:style-name="ce7">
            <text:p>76,07</text:p>
          </table:table-cell>
          <table:table-cell office:value-type="float" office:value="79.02" table:style-name="ce7">
            <text:p>79,02</text:p>
          </table:table-cell>
          <table:table-cell office:value-type="float" office:value="82.65" table:style-name="ce7">
            <text:p>82,65</text:p>
          </table:table-cell>
          <table:table-cell office:value-type="float" office:value="75.650000000000006" table:style-name="ce7">
            <text:p>75,65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11">
            <text:p>2010 Q4</text:p>
          </table:table-cell>
          <table:table-cell office:value-type="float" office:value="78.84" table:style-name="ce12">
            <text:p>78,84</text:p>
          </table:table-cell>
          <table:table-cell office:value-type="float" office:value="77.34" table:style-name="ce12">
            <text:p>77,34</text:p>
          </table:table-cell>
          <table:table-cell office:value-type="float" office:value="79.41" table:style-name="ce12">
            <text:p>79,41</text:p>
          </table:table-cell>
          <table:table-cell office:value-type="float" office:value="83.82" table:style-name="ce12">
            <text:p>83,82</text:p>
          </table:table-cell>
          <table:table-cell office:value-type="float" office:value="75.37" table:style-name="ce12">
            <text:p>75,37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13">
            <text:p>Jahresdurchschnitt 2010</text:p>
          </table:table-cell>
          <table:table-cell office:value-type="float" office:value="77.319999999999993" table:style-name="ce14">
            <text:p>77,32</text:p>
          </table:table-cell>
          <table:table-cell office:value-type="float" office:value="76.16" table:style-name="ce14">
            <text:p>76,16</text:p>
          </table:table-cell>
          <table:table-cell office:value-type="float" office:value="77.75" table:style-name="ce14">
            <text:p>77,75</text:p>
          </table:table-cell>
          <table:table-cell office:value-type="float" office:value="82.19" table:style-name="ce14">
            <text:p>82,19</text:p>
          </table:table-cell>
          <table:table-cell office:value-type="float" office:value="73.680000000000007" table:style-name="ce14">
            <text:p>73,68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15">
            <text:p>2011 Q1</text:p>
          </table:table-cell>
          <table:table-cell office:value-type="float" office:value="78.959999999999994" table:style-name="ce8">
            <text:p>78,96</text:p>
          </table:table-cell>
          <table:table-cell office:value-type="float" office:value="78.61" table:style-name="ce8">
            <text:p>78,61</text:p>
          </table:table-cell>
          <table:table-cell office:value-type="float" office:value="79.040000000000006" table:style-name="ce8">
            <text:p>79,04</text:p>
          </table:table-cell>
          <table:table-cell office:value-type="float" office:value="84.03" table:style-name="ce8">
            <text:p>84,03</text:p>
          </table:table-cell>
          <table:table-cell office:value-type="float" office:value="74.5" table:style-name="ce8">
            <text:p>74,50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6">
            <text:p>2011 Q2</text:p>
          </table:table-cell>
          <table:table-cell office:value-type="float" office:value="81.28" table:style-name="ce7">
            <text:p>81,28</text:p>
          </table:table-cell>
          <table:table-cell office:value-type="float" office:value="79.650000000000006" table:style-name="ce7">
            <text:p>79,65</text:p>
          </table:table-cell>
          <table:table-cell office:value-type="float" office:value="81.89" table:style-name="ce7">
            <text:p>81,89</text:p>
          </table:table-cell>
          <table:table-cell office:value-type="float" office:value="85.91" table:style-name="ce7">
            <text:p>85,91</text:p>
          </table:table-cell>
          <table:table-cell office:value-type="float" office:value="78.180000000000007" table:style-name="ce7">
            <text:p>78,18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6">
            <text:p>2011 Q3</text:p>
          </table:table-cell>
          <table:table-cell office:value-type="float" office:value="82.59" table:style-name="ce7">
            <text:p>82,59</text:p>
          </table:table-cell>
          <table:table-cell office:value-type="float" office:value="80.67" table:style-name="ce7">
            <text:p>80,67</text:p>
          </table:table-cell>
          <table:table-cell office:value-type="float" office:value="83.32" table:style-name="ce7">
            <text:p>83,32</text:p>
          </table:table-cell>
          <table:table-cell office:value-type="float" office:value="85.23" table:style-name="ce7">
            <text:p>85,23</text:p>
          </table:table-cell>
          <table:table-cell office:value-type="float" office:value="81.42" table:style-name="ce7">
            <text:p>81,42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11">
            <text:p>2011 Q4</text:p>
          </table:table-cell>
          <table:table-cell office:value-type="float" office:value="83.06" table:style-name="ce12">
            <text:p>83,06</text:p>
          </table:table-cell>
          <table:table-cell office:value-type="float" office:value="81.569999999999993" table:style-name="ce12">
            <text:p>81,57</text:p>
          </table:table-cell>
          <table:table-cell office:value-type="float" office:value="83.61" table:style-name="ce12">
            <text:p>83,61</text:p>
          </table:table-cell>
          <table:table-cell office:value-type="float" office:value="85.59" table:style-name="ce12">
            <text:p>85,59</text:p>
          </table:table-cell>
          <table:table-cell office:value-type="float" office:value="81.64" table:style-name="ce12">
            <text:p>81,64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13">
            <text:p>Jahresdurchschnitt 2011</text:p>
          </table:table-cell>
          <table:table-cell office:value-type="float" office:value="81.47" table:style-name="ce14">
            <text:p>81,47</text:p>
          </table:table-cell>
          <table:table-cell office:value-type="float" office:value="80.13" table:style-name="ce14">
            <text:p>80,13</text:p>
          </table:table-cell>
          <table:table-cell office:value-type="float" office:value="81.97" table:style-name="ce14">
            <text:p>81,97</text:p>
          </table:table-cell>
          <table:table-cell office:value-type="float" office:value="85.19" table:style-name="ce14">
            <text:p>85,19</text:p>
          </table:table-cell>
          <table:table-cell office:value-type="float" office:value="78.94" table:style-name="ce14">
            <text:p>78,94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15">
            <text:p>2012 Q1</text:p>
          </table:table-cell>
          <table:table-cell office:value-type="float" office:value="85.3" table:style-name="ce8">
            <text:p>85,30</text:p>
          </table:table-cell>
          <table:table-cell office:value-type="float" office:value="85.81" table:style-name="ce8">
            <text:p>85,81</text:p>
          </table:table-cell>
          <table:table-cell office:value-type="float" office:value="85" table:style-name="ce8">
            <text:p>85,00</text:p>
          </table:table-cell>
          <table:table-cell office:value-type="float" office:value="86.91" table:style-name="ce8">
            <text:p>86,91</text:p>
          </table:table-cell>
          <table:table-cell office:value-type="float" office:value="83.11" table:style-name="ce8">
            <text:p>83,11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6">
            <text:p>2012 Q2</text:p>
          </table:table-cell>
          <table:table-cell office:value-type="float" office:value="85.44" table:style-name="ce7">
            <text:p>85,44</text:p>
          </table:table-cell>
          <table:table-cell office:value-type="float" office:value="86" table:style-name="ce7">
            <text:p>86,00</text:p>
          </table:table-cell>
          <table:table-cell office:value-type="float" office:value="85.12" table:style-name="ce7">
            <text:p>85,12</text:p>
          </table:table-cell>
          <table:table-cell office:value-type="float" office:value="88.59" table:style-name="ce7">
            <text:p>88,59</text:p>
          </table:table-cell>
          <table:table-cell office:value-type="float" office:value="81.75" table:style-name="ce7">
            <text:p>81,75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6">
            <text:p>2012 Q3</text:p>
          </table:table-cell>
          <table:table-cell office:value-type="float" office:value="88.71" table:style-name="ce7">
            <text:p>88,71</text:p>
          </table:table-cell>
          <table:table-cell office:value-type="float" office:value="89.34" table:style-name="ce7">
            <text:p>89,34</text:p>
          </table:table-cell>
          <table:table-cell office:value-type="float" office:value="88.35" table:style-name="ce7">
            <text:p>88,35</text:p>
          </table:table-cell>
          <table:table-cell office:value-type="float" office:value="90.23" table:style-name="ce7">
            <text:p>90,23</text:p>
          </table:table-cell>
          <table:table-cell office:value-type="float" office:value="86.49" table:style-name="ce7">
            <text:p>86,49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11">
            <text:p>2012 Q4</text:p>
          </table:table-cell>
          <table:table-cell office:value-type="float" office:value="88" table:style-name="ce12">
            <text:p>88,00</text:p>
          </table:table-cell>
          <table:table-cell office:value-type="float" office:value="86.02" table:style-name="ce12">
            <text:p>86,02</text:p>
          </table:table-cell>
          <table:table-cell office:value-type="float" office:value="88.76" table:style-name="ce12">
            <text:p>88,76</text:p>
          </table:table-cell>
          <table:table-cell office:value-type="float" office:value="91.12" table:style-name="ce12">
            <text:p>91,12</text:p>
          </table:table-cell>
          <table:table-cell office:value-type="float" office:value="86.43" table:style-name="ce12">
            <text:p>86,43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13">
            <text:p>Jahresdurchschnitt 2012</text:p>
          </table:table-cell>
          <table:table-cell office:value-type="float" office:value="86.86" table:style-name="ce14">
            <text:p>86,86</text:p>
          </table:table-cell>
          <table:table-cell office:value-type="float" office:value="86.79" table:style-name="ce14">
            <text:p>86,79</text:p>
          </table:table-cell>
          <table:table-cell office:value-type="float" office:value="86.81" table:style-name="ce14">
            <text:p>86,81</text:p>
          </table:table-cell>
          <table:table-cell office:value-type="float" office:value="89.21" table:style-name="ce14">
            <text:p>89,21</text:p>
          </table:table-cell>
          <table:table-cell office:value-type="float" office:value="84.45" table:style-name="ce14">
            <text:p>84,45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15">
            <text:p>2013 Q1</text:p>
          </table:table-cell>
          <table:table-cell office:value-type="float" office:value="89.06" table:style-name="ce8">
            <text:p>89,06</text:p>
          </table:table-cell>
          <table:table-cell office:value-type="float" office:value="89.95" table:style-name="ce8">
            <text:p>89,95</text:p>
          </table:table-cell>
          <table:table-cell office:value-type="float" office:value="88.5" table:style-name="ce8">
            <text:p>88,50</text:p>
          </table:table-cell>
          <table:table-cell office:value-type="float" office:value="90.17" table:style-name="ce8">
            <text:p>90,17</text:p>
          </table:table-cell>
          <table:table-cell office:value-type="float" office:value="86.93" table:style-name="ce8">
            <text:p>86,93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6">
            <text:p>2013 Q2</text:p>
          </table:table-cell>
          <table:table-cell office:value-type="float" office:value="92.25" table:style-name="ce7">
            <text:p>92,25</text:p>
          </table:table-cell>
          <table:table-cell office:value-type="float" office:value="91.53" table:style-name="ce7">
            <text:p>91,53</text:p>
          </table:table-cell>
          <table:table-cell office:value-type="float" office:value="92.42" table:style-name="ce7">
            <text:p>92,42</text:p>
          </table:table-cell>
          <table:table-cell office:value-type="float" office:value="93.92" table:style-name="ce7">
            <text:p>93,92</text:p>
          </table:table-cell>
          <table:table-cell office:value-type="float" office:value="91.06" table:style-name="ce7">
            <text:p>91,06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6">
            <text:p>2013 Q3</text:p>
          </table:table-cell>
          <table:table-cell office:value-type="float" office:value="91.79" table:style-name="ce7">
            <text:p>91,79</text:p>
          </table:table-cell>
          <table:table-cell office:value-type="float" office:value="90.15" table:style-name="ce7">
            <text:p>90,15</text:p>
          </table:table-cell>
          <table:table-cell office:value-type="float" office:value="92.38" table:style-name="ce7">
            <text:p>92,38</text:p>
          </table:table-cell>
          <table:table-cell office:value-type="float" office:value="91.67" table:style-name="ce7">
            <text:p>91,67</text:p>
          </table:table-cell>
          <table:table-cell office:value-type="float" office:value="93.43" table:style-name="ce7">
            <text:p>93,43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11">
            <text:p>2013 Q4</text:p>
          </table:table-cell>
          <table:table-cell office:value-type="float" office:value="91.68" table:style-name="ce12">
            <text:p>91,68</text:p>
          </table:table-cell>
          <table:table-cell office:value-type="float" office:value="92.29" table:style-name="ce12">
            <text:p>92,29</text:p>
          </table:table-cell>
          <table:table-cell office:value-type="float" office:value="91.24" table:style-name="ce12">
            <text:p>91,24</text:p>
          </table:table-cell>
          <table:table-cell office:value-type="float" office:value="93.27" table:style-name="ce12">
            <text:p>93,27</text:p>
          </table:table-cell>
          <table:table-cell office:value-type="float" office:value="89.27" table:style-name="ce12">
            <text:p>89,27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13">
            <text:p>Jahresdurchschnitt 2013</text:p>
          </table:table-cell>
          <table:table-cell office:value-type="float" office:value="91.2" table:style-name="ce14">
            <text:p>91,20</text:p>
          </table:table-cell>
          <table:table-cell office:value-type="float" office:value="90.98" table:style-name="ce14">
            <text:p>90,98</text:p>
          </table:table-cell>
          <table:table-cell office:value-type="float" office:value="91.14" table:style-name="ce14">
            <text:p>91,14</text:p>
          </table:table-cell>
          <table:table-cell office:value-type="float" office:value="92.26" table:style-name="ce14">
            <text:p>92,26</text:p>
          </table:table-cell>
          <table:table-cell office:value-type="float" office:value="90.17" table:style-name="ce14">
            <text:p>90,17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15">
            <text:p>2014 Q1</text:p>
          </table:table-cell>
          <table:table-cell office:value-type="float" office:value="92.89" table:style-name="ce8">
            <text:p>92,89</text:p>
          </table:table-cell>
          <table:table-cell office:value-type="float" office:value="93.41" table:style-name="ce8">
            <text:p>93,41</text:p>
          </table:table-cell>
          <table:table-cell office:value-type="float" office:value="92.5" table:style-name="ce8">
            <text:p>92,50</text:p>
          </table:table-cell>
          <table:table-cell office:value-type="float" office:value="91.06" table:style-name="ce8">
            <text:p>91,06</text:p>
          </table:table-cell>
          <table:table-cell office:value-type="float" office:value="93.85" table:style-name="ce8">
            <text:p>93,85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6">
            <text:p>2014 Q2</text:p>
          </table:table-cell>
          <table:table-cell office:value-type="float" office:value="94.35" table:style-name="ce7">
            <text:p>94,35</text:p>
          </table:table-cell>
          <table:table-cell office:value-type="float" office:value="93.17" table:style-name="ce7">
            <text:p>93,17</text:p>
          </table:table-cell>
          <table:table-cell office:value-type="float" office:value="94.82" table:style-name="ce7">
            <text:p>94,82</text:p>
          </table:table-cell>
          <table:table-cell office:value-type="float" office:value="94.24" table:style-name="ce7">
            <text:p>94,24</text:p>
          </table:table-cell>
          <table:table-cell office:value-type="float" office:value="95.35" table:style-name="ce7">
            <text:p>95,35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6">
            <text:p>2014 Q3</text:p>
          </table:table-cell>
          <table:table-cell office:value-type="float" office:value="95.32" table:style-name="ce7">
            <text:p>95,32</text:p>
          </table:table-cell>
          <table:table-cell office:value-type="float" office:value="95.36" table:style-name="ce7">
            <text:p>95,36</text:p>
          </table:table-cell>
          <table:table-cell office:value-type="float" office:value="95.17" table:style-name="ce7">
            <text:p>95,17</text:p>
          </table:table-cell>
          <table:table-cell office:value-type="float" office:value="93.96" table:style-name="ce7">
            <text:p>93,96</text:p>
          </table:table-cell>
          <table:table-cell office:value-type="float" office:value="96.31" table:style-name="ce7">
            <text:p>96,31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11">
            <text:p>2014 Q4</text:p>
          </table:table-cell>
          <table:table-cell office:value-type="float" office:value="96.14" table:style-name="ce12">
            <text:p>96,14</text:p>
          </table:table-cell>
          <table:table-cell office:value-type="float" office:value="96.92" table:style-name="ce12">
            <text:p>96,92</text:p>
          </table:table-cell>
          <table:table-cell office:value-type="float" office:value="95.61" table:style-name="ce12">
            <text:p>95,61</text:p>
          </table:table-cell>
          <table:table-cell office:value-type="float" office:value="95.8" table:style-name="ce12">
            <text:p>95,80</text:p>
          </table:table-cell>
          <table:table-cell office:value-type="float" office:value="95.41" table:style-name="ce12">
            <text:p>95,41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13">
            <text:p>Jahresdurchschnitt 2014</text:p>
          </table:table-cell>
          <table:table-cell office:value-type="float" office:value="94.68" table:style-name="ce14">
            <text:p>94,68</text:p>
          </table:table-cell>
          <table:table-cell office:value-type="float" office:value="94.72" table:style-name="ce14">
            <text:p>94,72</text:p>
          </table:table-cell>
          <table:table-cell office:value-type="float" office:value="94.53" table:style-name="ce14">
            <text:p>94,53</text:p>
          </table:table-cell>
          <table:table-cell office:value-type="float" office:value="93.77" table:style-name="ce14">
            <text:p>93,77</text:p>
          </table:table-cell>
          <table:table-cell office:value-type="float" office:value="95.23" table:style-name="ce14">
            <text:p>95,23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15">
            <text:p>2015 Q1</text:p>
          </table:table-cell>
          <table:table-cell office:value-type="float" office:value="98.19" table:style-name="ce8">
            <text:p>98,19</text:p>
          </table:table-cell>
          <table:table-cell office:value-type="float" office:value="96.72" table:style-name="ce8">
            <text:p>96,72</text:p>
          </table:table-cell>
          <table:table-cell office:value-type="float" office:value="99.18" table:style-name="ce8">
            <text:p>99,18</text:p>
          </table:table-cell>
          <table:table-cell office:value-type="float" office:value="98.9" table:style-name="ce8">
            <text:p>98,90</text:p>
          </table:table-cell>
          <table:table-cell office:value-type="float" office:value="99.48" table:style-name="ce8">
            <text:p>99,48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6">
            <text:p>2015 Q2</text:p>
          </table:table-cell>
          <table:table-cell office:value-type="float" office:value="99.97" table:style-name="ce7">
            <text:p>99,97</text:p>
          </table:table-cell>
          <table:table-cell office:value-type="float" office:value="99.91" table:style-name="ce7">
            <text:p>99,91</text:p>
          </table:table-cell>
          <table:table-cell office:value-type="float" office:value="100.01" table:style-name="ce7">
            <text:p>100,01</text:p>
          </table:table-cell>
          <table:table-cell office:value-type="float" office:value="100.19" table:style-name="ce7">
            <text:p>100,19</text:p>
          </table:table-cell>
          <table:table-cell office:value-type="float" office:value="99.82" table:style-name="ce7">
            <text:p>99,82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6">
            <text:p>2015 Q3</text:p>
          </table:table-cell>
          <table:table-cell office:value-type="float" office:value="101.23" table:style-name="ce7">
            <text:p>101,23</text:p>
          </table:table-cell>
          <table:table-cell office:value-type="float" office:value="101.73" table:style-name="ce7">
            <text:p>101,73</text:p>
          </table:table-cell>
          <table:table-cell office:value-type="float" office:value="100.89" table:style-name="ce7">
            <text:p>100,89</text:p>
          </table:table-cell>
          <table:table-cell office:value-type="float" office:value="100.4" table:style-name="ce7">
            <text:p>100,40</text:p>
          </table:table-cell>
          <table:table-cell office:value-type="float" office:value="101.41" table:style-name="ce7">
            <text:p>101,41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11">
            <text:p>2015 Q4</text:p>
          </table:table-cell>
          <table:table-cell office:value-type="float" office:value="100.61" table:style-name="ce12">
            <text:p>100,61</text:p>
          </table:table-cell>
          <table:table-cell office:value-type="float" office:value="101.64" table:style-name="ce12">
            <text:p>101,64</text:p>
          </table:table-cell>
          <table:table-cell office:value-type="float" office:value="99.92" table:style-name="ce12">
            <text:p>99,92</text:p>
          </table:table-cell>
          <table:table-cell office:value-type="float" office:value="100.51" table:style-name="ce12">
            <text:p>100,51</text:p>
          </table:table-cell>
          <table:table-cell office:value-type="float" office:value="99.28" table:style-name="ce12">
            <text:p>99,28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13">
            <text:p>Jahresdurchschnitt 2015</text:p>
          </table:table-cell>
          <table:table-cell office:value-type="float" office:value="100" table:style-name="ce14">
            <text:p>100,00</text:p>
          </table:table-cell>
          <table:table-cell office:value-type="float" office:value="100" table:style-name="ce14">
            <text:p>100,00</text:p>
          </table:table-cell>
          <table:table-cell office:value-type="float" office:value="100" table:style-name="ce14">
            <text:p>100,00</text:p>
          </table:table-cell>
          <table:table-cell office:value-type="float" office:value="100" table:style-name="ce14">
            <text:p>100,00</text:p>
          </table:table-cell>
          <table:table-cell office:value-type="float" office:value="100" table:style-name="ce14">
            <text:p>100,00</text:p>
          </table:table-cell>
          <table:table-cell table:number-columns-repeated="10" table:style-name="ce2"/>
          <table:table-cell table:number-columns-repeated="16368" table:style-name="ce3"/>
        </table:table-row>
        <table:table-row table:style-name="ro4">
          <table:table-cell office:value-type="string" table:style-name="ce15">
            <text:p>2016 Q1</text:p>
          </table:table-cell>
          <table:table-cell office:value-type="float" office:value="104.04" table:style-name="ce8">
            <text:p>104,04</text:p>
          </table:table-cell>
          <table:table-cell office:value-type="float" office:value="106.41" table:style-name="ce8">
            <text:p>106,41</text:p>
          </table:table-cell>
          <table:table-cell office:value-type="float" office:value="102.84" table:style-name="ce8">
            <text:p>102,84</text:p>
          </table:table-cell>
          <table:table-cell office:value-type="float" office:value="103.85" table:style-name="ce8">
            <text:p>103,85</text:p>
          </table:table-cell>
          <table:table-cell office:value-type="float" office:value="101.78" table:style-name="ce8">
            <text:p>101,78</text:p>
          </table:table-cell>
          <table:table-cell table:number-columns-repeated="10" table:style-name="ce2"/>
          <table:table-cell table:number-columns-repeated="16368" table:style-name="ce3"/>
        </table:table-row>
        <table:table-row table:style-name="ro4">
          <table:table-cell office:value-type="string" table:style-name="ce6">
            <text:p>2016 Q2</text:p>
          </table:table-cell>
          <table:table-cell office:value-type="float" office:value="106.7" table:style-name="ce7">
            <text:p>106,70</text:p>
          </table:table-cell>
          <table:table-cell office:value-type="float" office:value="107.88" table:style-name="ce7">
            <text:p>107,88</text:p>
          </table:table-cell>
          <table:table-cell office:value-type="float" office:value="105.93" table:style-name="ce7">
            <text:p>105,93</text:p>
          </table:table-cell>
          <table:table-cell office:value-type="float" office:value="107.31" table:style-name="ce7">
            <text:p>107,31</text:p>
          </table:table-cell>
          <table:table-cell office:value-type="float" office:value="104.49" table:style-name="ce7">
            <text:p>104,49</text:p>
          </table:table-cell>
          <table:table-cell table:number-columns-repeated="10" table:style-name="ce2"/>
          <table:table-cell table:number-columns-repeated="16368" table:style-name="ce3"/>
        </table:table-row>
        <table:table-row table:style-name="ro4">
          <table:table-cell office:value-type="string" table:style-name="ce6">
            <text:p>2016 Q3</text:p>
          </table:table-cell>
          <table:table-cell office:value-type="float" office:value="108.08" table:style-name="ce7">
            <text:p>108,08</text:p>
          </table:table-cell>
          <table:table-cell office:value-type="float" office:value="109.61" table:style-name="ce7">
            <text:p>109,61</text:p>
          </table:table-cell>
          <table:table-cell office:value-type="float" office:value="107.18" table:style-name="ce7">
            <text:p>107,18</text:p>
          </table:table-cell>
          <table:table-cell office:value-type="float" office:value="107.68" table:style-name="ce7">
            <text:p>107,68</text:p>
          </table:table-cell>
          <table:table-cell office:value-type="float" office:value="106.63" table:style-name="ce7">
            <text:p>106,63</text:p>
          </table:table-cell>
          <table:table-cell table:number-columns-repeated="10" table:style-name="ce2"/>
          <table:table-cell table:number-columns-repeated="16368" table:style-name="ce3"/>
        </table:table-row>
        <table:table-row table:style-name="ro4">
          <table:table-cell office:value-type="string" table:style-name="ce11">
            <text:p>2016 Q4</text:p>
          </table:table-cell>
          <table:table-cell office:value-type="float" office:value="108" table:style-name="ce12">
            <text:p>108,00</text:p>
          </table:table-cell>
          <table:table-cell office:value-type="float" office:value="107.51" table:style-name="ce12">
            <text:p>107,51</text:p>
          </table:table-cell>
          <table:table-cell office:value-type="float" office:value="107.83" table:style-name="ce12">
            <text:p>107,83</text:p>
          </table:table-cell>
          <table:table-cell office:value-type="float" office:value="109.32" table:style-name="ce12">
            <text:p>109,32</text:p>
          </table:table-cell>
          <table:table-cell office:value-type="float" office:value="106.29" table:style-name="ce12">
            <text:p>106,29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13">
            <text:p>Jahresdurchschnitt 2016</text:p>
          </table:table-cell>
          <table:table-cell office:value-type="float" office:value="106.71" table:style-name="ce14">
            <text:p>106,71</text:p>
          </table:table-cell>
          <table:table-cell office:value-type="float" office:value="107.85" table:style-name="ce14">
            <text:p>107,85</text:p>
          </table:table-cell>
          <table:table-cell office:value-type="float" office:value="105.95" table:style-name="ce14">
            <text:p>105,95</text:p>
          </table:table-cell>
          <table:table-cell office:value-type="float" office:value="107.04" table:style-name="ce14">
            <text:p>107,04</text:p>
          </table:table-cell>
          <table:table-cell office:value-type="float" office:value="104.8" table:style-name="ce14">
            <text:p>104,80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15">
            <text:p>2017 Q1</text:p>
          </table:table-cell>
          <table:table-cell office:value-type="float" office:value="109.76" table:style-name="ce8">
            <text:p>109,76</text:p>
          </table:table-cell>
          <table:table-cell office:value-type="float" office:value="108.19" table:style-name="ce8">
            <text:p>108,19</text:p>
          </table:table-cell>
          <table:table-cell office:value-type="float" office:value="109.92" table:style-name="ce8">
            <text:p>109,92</text:p>
          </table:table-cell>
          <table:table-cell office:value-type="float" office:value="111.48" table:style-name="ce8">
            <text:p>111,48</text:p>
          </table:table-cell>
          <table:table-cell office:value-type="float" office:value="108.3" table:style-name="ce8">
            <text:p>108,30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6">
            <text:p>2017 Q2</text:p>
          </table:table-cell>
          <table:table-cell office:value-type="float" office:value="112.46" table:style-name="ce7">
            <text:p>112,46</text:p>
          </table:table-cell>
          <table:table-cell office:value-type="float" office:value="111.4" table:style-name="ce7">
            <text:p>111,40</text:p>
          </table:table-cell>
          <table:table-cell office:value-type="float" office:value="112.46" table:style-name="ce7">
            <text:p>112,46</text:p>
          </table:table-cell>
          <table:table-cell office:value-type="float" office:value="114.03" table:style-name="ce7">
            <text:p>114,03</text:p>
          </table:table-cell>
          <table:table-cell office:value-type="float" office:value="110.84" table:style-name="ce7">
            <text:p>110,84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6">
            <text:p>2017 Q3</text:p>
          </table:table-cell>
          <table:table-cell office:value-type="float" office:value="113.67" table:style-name="ce7">
            <text:p>113,67</text:p>
          </table:table-cell>
          <table:table-cell office:value-type="float" office:value="112.14" table:style-name="ce7">
            <text:p>112,14</text:p>
          </table:table-cell>
          <table:table-cell office:value-type="float" office:value="113.82" table:style-name="ce7">
            <text:p>113,82</text:p>
          </table:table-cell>
          <table:table-cell office:value-type="float" office:value="115.95" table:style-name="ce7">
            <text:p>115,95</text:p>
          </table:table-cell>
          <table:table-cell office:value-type="float" office:value="111.66" table:style-name="ce7">
            <text:p>111,66</text:p>
          </table:table-cell>
          <table:table-cell table:number-columns-repeated="5" table:style-name="ce16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11">
            <text:p>2017 Q4</text:p>
          </table:table-cell>
          <table:table-cell office:value-type="float" office:value="112.65" table:style-name="ce12">
            <text:p>112,65</text:p>
          </table:table-cell>
          <table:table-cell office:value-type="float" office:value="110.14" table:style-name="ce12">
            <text:p>110,14</text:p>
          </table:table-cell>
          <table:table-cell office:value-type="float" office:value="113.1" table:style-name="ce12">
            <text:p>113,10</text:p>
          </table:table-cell>
          <table:table-cell office:value-type="float" office:value="114.31" table:style-name="ce12">
            <text:p>114,31</text:p>
          </table:table-cell>
          <table:table-cell office:value-type="float" office:value="111.8" table:style-name="ce12">
            <text:p>111,80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13">
            <text:p>Jahresdurchschnitt 2017</text:p>
          </table:table-cell>
          <table:table-cell office:value-type="float" office:value="112.14" table:style-name="ce14">
            <text:p>112,14</text:p>
          </table:table-cell>
          <table:table-cell office:value-type="float" office:value="110.47" table:style-name="ce14">
            <text:p>110,47</text:p>
          </table:table-cell>
          <table:table-cell office:value-type="float" office:value="112.33" table:style-name="ce14">
            <text:p>112,33</text:p>
          </table:table-cell>
          <table:table-cell office:value-type="float" office:value="113.94" table:style-name="ce14">
            <text:p>113,94</text:p>
          </table:table-cell>
          <table:table-cell office:value-type="float" office:value="110.65" table:style-name="ce14">
            <text:p>110,65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15">
            <text:p>2018 Q1</text:p>
          </table:table-cell>
          <table:table-cell office:value-type="float" office:value="115.13" table:style-name="ce8">
            <text:p>115,13</text:p>
          </table:table-cell>
          <table:table-cell office:value-type="float" office:value="111.44" table:style-name="ce8">
            <text:p>111,44</text:p>
          </table:table-cell>
          <table:table-cell office:value-type="float" office:value="116.06" table:style-name="ce8">
            <text:p>116,06</text:p>
          </table:table-cell>
          <table:table-cell office:value-type="float" office:value="116.39" table:style-name="ce8">
            <text:p>116,39</text:p>
          </table:table-cell>
          <table:table-cell office:value-type="float" office:value="115.57" table:style-name="ce8">
            <text:p>115,57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6">
            <text:p>2018 Q2</text:p>
          </table:table-cell>
          <table:table-cell office:value-type="float" office:value="118.94" table:style-name="ce7">
            <text:p>118,94</text:p>
          </table:table-cell>
          <table:table-cell office:value-type="float" office:value="116.46" table:style-name="ce7">
            <text:p>116,46</text:p>
          </table:table-cell>
          <table:table-cell office:value-type="float" office:value="119.35" table:style-name="ce7">
            <text:p>119,35</text:p>
          </table:table-cell>
          <table:table-cell office:value-type="float" office:value="119.09" table:style-name="ce7">
            <text:p>119,09</text:p>
          </table:table-cell>
          <table:table-cell office:value-type="float" office:value="119.4" table:style-name="ce7">
            <text:p>119,40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6">
            <text:p>2018 Q3</text:p>
          </table:table-cell>
          <table:table-cell office:value-type="float" office:value="120.1" table:style-name="ce7">
            <text:p>120,10</text:p>
          </table:table-cell>
          <table:table-cell office:value-type="float" office:value="117.36" table:style-name="ce7">
            <text:p>117,36</text:p>
          </table:table-cell>
          <table:table-cell office:value-type="float" office:value="120.61" table:style-name="ce7">
            <text:p>120,61</text:p>
          </table:table-cell>
          <table:table-cell office:value-type="float" office:value="121.4" table:style-name="ce7">
            <text:p>121,40</text:p>
          </table:table-cell>
          <table:table-cell office:value-type="float" office:value="119.7" table:style-name="ce7">
            <text:p>119,70</text:p>
          </table:table-cell>
          <table:table-cell table:number-columns-repeated="5" table:style-name="ce17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11">
            <text:p>2018 Q4</text:p>
          </table:table-cell>
          <table:table-cell office:value-type="float" office:value="121.15" table:style-name="ce12">
            <text:p>121,15</text:p>
          </table:table-cell>
          <table:table-cell office:value-type="float" office:value="118.67" table:style-name="ce12">
            <text:p>118,67</text:p>
          </table:table-cell>
          <table:table-cell office:value-type="float" office:value="121.56" table:style-name="ce12">
            <text:p>121,56</text:p>
          </table:table-cell>
          <table:table-cell office:value-type="float" office:value="122.81" table:style-name="ce12">
            <text:p>122,81</text:p>
          </table:table-cell>
          <table:table-cell office:value-type="float" office:value="120.21" table:style-name="ce12">
            <text:p>120,21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13">
            <text:p>Jahresdurchschnitt 2018</text:p>
          </table:table-cell>
          <table:table-cell office:value-type="float" office:value="118.83" table:style-name="ce14">
            <text:p>118,83</text:p>
          </table:table-cell>
          <table:table-cell office:value-type="float" office:value="115.98" table:style-name="ce14">
            <text:p>115,98</text:p>
          </table:table-cell>
          <table:table-cell office:value-type="float" office:value="119.4" table:style-name="ce14">
            <text:p>119,40</text:p>
          </table:table-cell>
          <table:table-cell office:value-type="float" office:value="119.92" table:style-name="ce14">
            <text:p>119,92</text:p>
          </table:table-cell>
          <table:table-cell office:value-type="float" office:value="118.72" table:style-name="ce14">
            <text:p>118,72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15">
            <text:p>2019 Q1</text:p>
          </table:table-cell>
          <table:table-cell office:value-type="float" office:value="121.53" table:style-name="ce8">
            <text:p>121,53</text:p>
          </table:table-cell>
          <table:table-cell office:value-type="float" office:value="117.67" table:style-name="ce8">
            <text:p>117,67</text:p>
          </table:table-cell>
          <table:table-cell office:value-type="float" office:value="122.5" table:style-name="ce8">
            <text:p>122,50</text:p>
          </table:table-cell>
          <table:table-cell office:value-type="float" office:value="123.17" table:style-name="ce8">
            <text:p>123,17</text:p>
          </table:table-cell>
          <table:table-cell office:value-type="float" office:value="121.72" table:style-name="ce8">
            <text:p>121,72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6">
            <text:p>2019 Q2</text:p>
          </table:table-cell>
          <table:table-cell office:value-type="float" office:value="125.79" table:style-name="ce7">
            <text:p>125,79</text:p>
          </table:table-cell>
          <table:table-cell office:value-type="float" office:value="122.42" table:style-name="ce7">
            <text:p>122,42</text:p>
          </table:table-cell>
          <table:table-cell office:value-type="float" office:value="126.53" table:style-name="ce7">
            <text:p>126,53</text:p>
          </table:table-cell>
          <table:table-cell office:value-type="float" office:value="126.66" table:style-name="ce7">
            <text:p>126,66</text:p>
          </table:table-cell>
          <table:table-cell office:value-type="float" office:value="126.25" table:style-name="ce7">
            <text:p>126,25</text:p>
          </table:table-cell>
          <table:table-cell table:number-columns-repeated="5" table:style-name="ce9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6">
            <text:p>2019 Q3</text:p>
          </table:table-cell>
          <table:table-cell office:value-type="float" office:value="127.81" table:style-name="ce7">
            <text:p>127,81</text:p>
          </table:table-cell>
          <table:table-cell office:value-type="float" office:value="125.43" table:style-name="ce7">
            <text:p>125,43</text:p>
          </table:table-cell>
          <table:table-cell office:value-type="float" office:value="128.13" table:style-name="ce7">
            <text:p>128,13</text:p>
          </table:table-cell>
          <table:table-cell office:value-type="float" office:value="128.25" table:style-name="ce7">
            <text:p>128,25</text:p>
          </table:table-cell>
          <table:table-cell office:value-type="float" office:value="127.86" table:style-name="ce7">
            <text:p>127,86</text:p>
          </table:table-cell>
          <table:table-cell table:number-columns-repeated="5" table:style-name="ce17"/>
          <table:table-cell table:number-columns-repeated="5" table:style-name="ce10"/>
          <table:table-cell table:number-columns-repeated="16368" table:style-name="ce3"/>
        </table:table-row>
        <table:table-row table:style-name="ro4">
          <table:table-cell office:value-type="string" table:style-name="ce11">
            <text:p>2019 Q4</text:p>
          </table:table-cell>
          <table:table-cell office:value-type="float" office:value="128.74" table:style-name="ce12">
            <text:p>128,74</text:p>
          </table:table-cell>
          <table:table-cell office:value-type="float" office:value="126.08" table:style-name="ce12">
            <text:p>126,08</text:p>
          </table:table-cell>
          <table:table-cell office:value-type="float" office:value="129.16999999999999" table:style-name="ce12">
            <text:p>129,17</text:p>
          </table:table-cell>
          <table:table-cell office:value-type="float" office:value="129.5" table:style-name="ce12">
            <text:p>129,50</text:p>
          </table:table-cell>
          <table:table-cell office:value-type="float" office:value="128.69" table:style-name="ce12">
            <text:p>128,69</text:p>
          </table:table-cell>
          <table:table-cell table:number-columns-repeated="10" table:style-name="ce2"/>
          <table:table-cell table:number-columns-repeated="16368" table:style-name="ce3"/>
        </table:table-row>
        <table:table-row table:style-name="ro4">
          <table:table-cell office:value-type="string" table:style-name="ce13">
            <text:p>Jahresdurchschnitt 2019</text:p>
          </table:table-cell>
          <table:table-cell office:value-type="float" office:value="125.97" table:style-name="ce14">
            <text:p>125,97</text:p>
          </table:table-cell>
          <table:table-cell office:value-type="float" office:value="122.9" table:style-name="ce14">
            <text:p>122,90</text:p>
          </table:table-cell>
          <table:table-cell office:value-type="float" office:value="126.58" table:style-name="ce14">
            <text:p>126,58</text:p>
          </table:table-cell>
          <table:table-cell office:value-type="float" office:value="126.9" table:style-name="ce14">
            <text:p>126,90</text:p>
          </table:table-cell>
          <table:table-cell office:value-type="float" office:value="126.13" table:style-name="ce14">
            <text:p>126,13</text:p>
          </table:table-cell>
          <table:table-cell table:number-columns-repeated="10" table:style-name="ce2"/>
          <table:table-cell table:number-columns-repeated="16368" table:style-name="ce3"/>
        </table:table-row>
        <table:table-row table:style-name="ro4">
          <table:table-cell office:value-type="string" table:style-name="ce6">
            <text:p>2020 Q1</text:p>
          </table:table-cell>
          <table:table-cell office:value-type="float" office:value="131.26" table:style-name="ce7">
            <text:p>131,26</text:p>
          </table:table-cell>
          <table:table-cell office:value-type="float" office:value="127.34" table:style-name="ce7">
            <text:p>127,34</text:p>
          </table:table-cell>
          <table:table-cell office:value-type="float" office:value="132.31" table:style-name="ce7">
            <text:p>132,31</text:p>
          </table:table-cell>
          <table:table-cell office:value-type="float" office:value="134.19" table:style-name="ce7">
            <text:p>134,19</text:p>
          </table:table-cell>
          <table:table-cell office:value-type="float" office:value="130.41999999999999" table:style-name="ce7">
            <text:p>130,42</text:p>
          </table:table-cell>
          <table:table-cell table:number-columns-repeated="9" table:style-name="ce23"/>
          <table:table-cell table:style-name="ce10"/>
          <table:table-cell table:number-columns-repeated="16368" table:style-name="ce3"/>
        </table:table-row>
        <table:table-row table:style-name="ro4">
          <table:table-cell office:value-type="string" table:style-name="ce6">
            <text:p>2020 Q2</text:p>
          </table:table-cell>
          <table:table-cell office:value-type="float" office:value="134.09" table:style-name="ce7">
            <text:p>134,09</text:p>
          </table:table-cell>
          <table:table-cell office:value-type="float" office:value="131.53" table:style-name="ce7">
            <text:p>131,53</text:p>
          </table:table-cell>
          <table:table-cell office:value-type="float" office:value="134.44" table:style-name="ce7">
            <text:p>134,44</text:p>
          </table:table-cell>
          <table:table-cell office:value-type="float" office:value="135.56" table:style-name="ce7">
            <text:p>135,56</text:p>
          </table:table-cell>
          <table:table-cell office:value-type="float" office:value="133.24" table:style-name="ce7">
            <text:p>133,24</text:p>
          </table:table-cell>
          <table:table-cell table:number-columns-repeated="9" table:style-name="ce23"/>
          <table:table-cell table:style-name="ce10"/>
          <table:table-cell table:number-columns-repeated="16368" table:style-name="ce3"/>
        </table:table-row>
        <table:table-row table:style-name="ro4">
          <table:table-cell office:value-type="string" table:style-name="ce6">
            <text:p>2020 Q3</text:p>
          </table:table-cell>
          <table:table-cell office:value-type="float" office:value="138" table:style-name="ce7">
            <text:p>138,00</text:p>
          </table:table-cell>
          <table:table-cell office:value-type="float" office:value="133.37" table:style-name="ce7">
            <text:p>133,37</text:p>
          </table:table-cell>
          <table:table-cell office:value-type="float" office:value="139.34" table:style-name="ce7">
            <text:p>139,34</text:p>
          </table:table-cell>
          <table:table-cell office:value-type="float" office:value="140.34" table:style-name="ce7">
            <text:p>140,34</text:p>
          </table:table-cell>
          <table:table-cell office:value-type="float" office:value="138.25" table:style-name="ce7">
            <text:p>138,25</text:p>
          </table:table-cell>
          <table:table-cell table:number-columns-repeated="9" table:style-name="ce23"/>
          <table:table-cell table:style-name="ce10"/>
          <table:table-cell table:number-columns-repeated="16368" table:style-name="ce3"/>
        </table:table-row>
        <table:table-row table:style-name="ro4">
          <table:table-cell office:value-type="string" table:style-name="ce6">
            <text:p>2020 Q4</text:p>
          </table:table-cell>
          <table:table-cell office:value-type="float" office:value="138.71" table:style-name="ce7">
            <text:p>138,71</text:p>
          </table:table-cell>
          <table:table-cell office:value-type="float" office:value="136.08000000000001" table:style-name="ce7">
            <text:p>136,08</text:p>
          </table:table-cell>
          <table:table-cell office:value-type="float" office:value="139.06" table:style-name="ce7">
            <text:p>139,06</text:p>
          </table:table-cell>
          <table:table-cell office:value-type="float" office:value="141.12" table:style-name="ce7">
            <text:p>141,12</text:p>
          </table:table-cell>
          <table:table-cell office:value-type="float" office:value="137" table:style-name="ce7">
            <text:p>137,00</text:p>
          </table:table-cell>
          <table:table-cell table:number-columns-repeated="9" table:style-name="ce23"/>
          <table:table-cell table:style-name="ce10"/>
          <table:table-cell table:number-columns-repeated="16368" table:style-name="ce3"/>
        </table:table-row>
        <table:table-row table:style-name="ro4">
          <table:table-cell office:value-type="string" table:style-name="ce13">
            <text:p>Jahresdurchschnitt 2020</text:p>
          </table:table-cell>
          <table:table-cell office:value-type="float" office:value="135.51" table:style-name="ce14">
            <text:p>135,51</text:p>
          </table:table-cell>
          <table:table-cell office:value-type="float" office:value="132.08000000000001" table:style-name="ce14">
            <text:p>132,08</text:p>
          </table:table-cell>
          <table:table-cell office:value-type="float" office:value="136.29" table:style-name="ce14">
            <text:p>136,29</text:p>
          </table:table-cell>
          <table:table-cell office:value-type="float" office:value="137.80000000000001" table:style-name="ce14">
            <text:p>137,80</text:p>
          </table:table-cell>
          <table:table-cell office:value-type="float" office:value="134.72999999999999" table:style-name="ce8">
            <text:p>134,73</text:p>
          </table:table-cell>
          <table:table-cell table:number-columns-repeated="8" table:style-name="ce23"/>
          <table:table-cell table:style-name="ce24"/>
          <table:table-cell table:style-name="ce10"/>
          <table:table-cell table:number-columns-repeated="16368" table:style-name="ce3"/>
        </table:table-row>
        <table:table-row table:style-name="ro4">
          <table:table-cell office:value-type="string" table:style-name="ce15">
            <text:p>2021 Q1</text:p>
          </table:table-cell>
          <table:table-cell office:value-type="float" office:value="144.08000000000001" table:style-name="ce8">
            <text:p>144,08</text:p>
          </table:table-cell>
          <table:table-cell office:value-type="float" office:value="137.97999999999999" table:style-name="ce8">
            <text:p>137,98</text:p>
          </table:table-cell>
          <table:table-cell office:value-type="float" office:value="146.27000000000001" table:style-name="ce8">
            <text:p>146,27</text:p>
          </table:table-cell>
          <table:table-cell office:value-type="float" office:value="147.74" table:style-name="ce8">
            <text:p>147,74</text:p>
          </table:table-cell>
          <table:table-cell office:value-type="float" office:value="144.69" table:style-name="ce8">
            <text:p>144,69</text:p>
          </table:table-cell>
          <table:table-cell table:number-columns-repeated="5" table:style-name="ce25"/>
          <table:table-cell table:number-columns-repeated="2" table:style-name="ce9"/>
          <table:table-cell table:style-name="ce23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office:value-type="string" table:style-name="ce6">
            <text:p>2021 Q2</text:p>
          </table:table-cell>
          <table:table-cell office:value-type="float" office:value="149.12" table:style-name="ce7">
            <text:p>149,12</text:p>
          </table:table-cell>
          <table:table-cell office:value-type="float" office:value="139.97" table:style-name="ce7">
            <text:p>139,97</text:p>
          </table:table-cell>
          <table:table-cell office:value-type="float" office:value="152.93" table:style-name="ce7">
            <text:p>152,93</text:p>
          </table:table-cell>
          <table:table-cell office:value-type="float" office:value="153.97999999999999" table:style-name="ce7">
            <text:p>153,98</text:p>
          </table:table-cell>
          <table:table-cell office:value-type="float" office:value="151.68" table:style-name="ce7">
            <text:p>151,68</text:p>
          </table:table-cell>
          <table:table-cell table:number-columns-repeated="5" table:style-name="ce25"/>
          <table:table-cell table:number-columns-repeated="2" table:style-name="ce9"/>
          <table:table-cell table:style-name="ce23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office:value-type="string" table:style-name="ce6">
            <text:p>2021 Q3</text:p>
          </table:table-cell>
          <table:table-cell office:value-type="float" office:value="153.52000000000001" table:style-name="ce7">
            <text:p>153,52</text:p>
          </table:table-cell>
          <table:table-cell office:value-type="float" office:value="145.21" table:style-name="ce7">
            <text:p>145,21</text:p>
          </table:table-cell>
          <table:table-cell office:value-type="float" office:value="156.84" table:style-name="ce7">
            <text:p>156,84</text:p>
          </table:table-cell>
          <table:table-cell office:value-type="float" office:value="159.65" table:style-name="ce7">
            <text:p>159,65</text:p>
          </table:table-cell>
          <table:table-cell office:value-type="float" office:value="154.11000000000001" table:style-name="ce7">
            <text:p>154,11</text:p>
          </table:table-cell>
          <table:table-cell table:number-columns-repeated="5" table:style-name="ce25"/>
          <table:table-cell table:number-columns-repeated="2" table:style-name="ce9"/>
          <table:table-cell table:style-name="ce23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office:value-type="string" table:style-name="ce6">
            <text:p>2021 Q4</text:p>
          </table:table-cell>
          <table:table-cell office:value-type="float" office:value="157.34" table:style-name="ce7">
            <text:p>157,34</text:p>
          </table:table-cell>
          <table:table-cell office:value-type="float" office:value="149.32" table:style-name="ce7">
            <text:p>149,32</text:p>
          </table:table-cell>
          <table:table-cell office:value-type="float" office:value="160.47999999999999" table:style-name="ce7">
            <text:p>160,48</text:p>
          </table:table-cell>
          <table:table-cell office:value-type="float" office:value="163.93" table:style-name="ce7">
            <text:p>163,93</text:p>
          </table:table-cell>
          <table:table-cell office:value-type="float" office:value="157.19999999999999" table:style-name="ce7">
            <text:p>157,20</text:p>
          </table:table-cell>
          <table:table-cell table:number-columns-repeated="2" table:style-name="ce25"/>
          <table:table-cell table:number-columns-repeated="5" table:style-name="ce18"/>
          <table:table-cell table:style-name="ce23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office:value-type="string" table:style-name="ce13">
            <text:p>Jahresdurchschnitt 2021</text:p>
          </table:table-cell>
          <table:table-cell office:value-type="float" office:value="151.02000000000001" table:style-name="ce14">
            <text:p>151,02</text:p>
          </table:table-cell>
          <table:table-cell office:value-type="float" office:value="143.12" table:style-name="ce14">
            <text:p>143,12</text:p>
          </table:table-cell>
          <table:table-cell office:value-type="float" office:value="154.13" table:style-name="ce14">
            <text:p>154,13</text:p>
          </table:table-cell>
          <table:table-cell office:value-type="float" office:value="156.32" table:style-name="ce14">
            <text:p>156,32</text:p>
          </table:table-cell>
          <table:table-cell office:value-type="float" office:value="151.91999999999999" table:style-name="ce8">
            <text:p>151,92</text:p>
          </table:table-cell>
          <table:table-cell table:number-columns-repeated="2" table:style-name="ce25"/>
          <table:table-cell table:number-columns-repeated="5" table:style-name="ce10"/>
          <table:table-cell table:style-name="ce23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office:value-type="string" table:style-name="ce15">
            <text:p>2022 Q1</text:p>
          </table:table-cell>
          <table:table-cell office:value-type="float" office:value="164.63" table:style-name="ce8">
            <text:p>164,63</text:p>
          </table:table-cell>
          <table:table-cell office:value-type="float" office:value="155.5" table:style-name="ce8">
            <text:p>155,50</text:p>
          </table:table-cell>
          <table:table-cell office:value-type="float" office:value="168.33" table:style-name="ce8">
            <text:p>168,33</text:p>
          </table:table-cell>
          <table:table-cell office:value-type="float" office:value="173.27" table:style-name="ce8">
            <text:p>173,27</text:p>
          </table:table-cell>
          <table:table-cell office:value-type="float" office:value="163.86" table:style-name="ce8">
            <text:p>163,86</text:p>
          </table:table-cell>
          <table:table-cell table:number-columns-repeated="2" table:style-name="ce25"/>
          <table:table-cell table:number-columns-repeated="5" table:style-name="ce18"/>
          <table:table-cell table:style-name="ce23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office:value-type="string" table:style-name="ce6">
            <text:p>2022 Q2</text:p>
          </table:table-cell>
          <table:table-cell office:value-type="float" office:value="169.43" table:style-name="ce7">
            <text:p>169,43</text:p>
          </table:table-cell>
          <table:table-cell office:value-type="float" office:value="159.41999999999999" table:style-name="ce7">
            <text:p>159,42</text:p>
          </table:table-cell>
          <table:table-cell office:value-type="float" office:value="173.57" table:style-name="ce7">
            <text:p>173,57</text:p>
          </table:table-cell>
          <table:table-cell office:value-type="float" office:value="178.05" table:style-name="ce7">
            <text:p>178,05</text:p>
          </table:table-cell>
          <table:table-cell office:value-type="float" office:value="169.45" table:style-name="ce7">
            <text:p>169,45</text:p>
          </table:table-cell>
          <table:table-cell table:number-columns-repeated="2" table:style-name="ce25"/>
          <table:table-cell table:number-columns-repeated="5" table:style-name="ce10"/>
          <table:table-cell table:style-name="ce23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office:value-type="string" table:style-name="ce6">
            <text:p>2022 Q3</text:p>
          </table:table-cell>
          <table:table-cell office:value-type="float" office:value="173.59" table:style-name="ce7">
            <text:p>173,59</text:p>
          </table:table-cell>
          <table:table-cell office:value-type="float" office:value="165.02" table:style-name="ce7">
            <text:p>165,02</text:p>
          </table:table-cell>
          <table:table-cell office:value-type="float" office:value="176.88" table:style-name="ce7">
            <text:p>176,88</text:p>
          </table:table-cell>
          <table:table-cell office:value-type="float" office:value="182.77" table:style-name="ce7">
            <text:p>182,77</text:p>
          </table:table-cell>
          <table:table-cell office:value-type="float" office:value="171.64" table:style-name="ce7">
            <text:p>171,64</text:p>
          </table:table-cell>
          <table:table-cell table:number-columns-repeated="2" table:style-name="ce25"/>
          <table:table-cell table:number-columns-repeated="5" table:style-name="ce2"/>
          <table:table-cell table:style-name="ce23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office:value-type="string" table:style-name="ce6">
            <text:p>2022 Q4</text:p>
          </table:table-cell>
          <table:table-cell office:value-type="float" office:value="166.32" table:style-name="ce7">
            <text:p>166,32</text:p>
          </table:table-cell>
          <table:table-cell office:value-type="float" office:value="158.38" table:style-name="ce7">
            <text:p>158,38</text:p>
          </table:table-cell>
          <table:table-cell office:value-type="float" office:value="169.33" table:style-name="ce7">
            <text:p>169,33</text:p>
          </table:table-cell>
          <table:table-cell office:value-type="float" office:value="177.05" table:style-name="ce7">
            <text:p>177,05</text:p>
          </table:table-cell>
          <table:table-cell office:value-type="float" office:value="162.66999999999999" table:style-name="ce7">
            <text:p>162,67</text:p>
          </table:table-cell>
          <table:table-cell table:number-columns-repeated="5" table:style-name="ce25"/>
          <table:table-cell table:number-columns-repeated="2" table:style-name="ce9"/>
          <table:table-cell table:style-name="ce23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office:value-type="string" table:style-name="ce13">
            <text:p>Jahresdurchschnitt 2022</text:p>
          </table:table-cell>
          <table:table-cell office:value-type="float" office:value="168.49" table:style-name="ce14">
            <text:p>168,49</text:p>
          </table:table-cell>
          <table:table-cell office:value-type="float" office:value="159.58000000000001" table:style-name="ce14">
            <text:p>159,58</text:p>
          </table:table-cell>
          <table:table-cell office:value-type="float" office:value="172.03" table:style-name="ce14">
            <text:p>172,03</text:p>
          </table:table-cell>
          <table:table-cell office:value-type="float" office:value="177.79" table:style-name="ce14">
            <text:p>177,79</text:p>
          </table:table-cell>
          <table:table-cell office:value-type="float" office:value="166.91" table:style-name="ce8">
            <text:p>166,91</text:p>
          </table:table-cell>
          <table:table-cell table:number-columns-repeated="5" table:style-name="ce25"/>
          <table:table-cell table:number-columns-repeated="2" table:style-name="ce9"/>
          <table:table-cell table:style-name="ce23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office:value-type="string" table:style-name="ce15">
            <text:p>2023 Q1</text:p>
          </table:table-cell>
          <table:table-cell office:value-type="float" office:value="164.35" table:style-name="ce8">
            <text:p>164,35</text:p>
          </table:table-cell>
          <table:table-cell office:value-type="float" office:value="155.93" table:style-name="ce8">
            <text:p>155,93</text:p>
          </table:table-cell>
          <table:table-cell office:value-type="float" office:value="167.6" table:style-name="ce8">
            <text:p>167,60</text:p>
          </table:table-cell>
          <table:table-cell office:value-type="float" office:value="173.56" table:style-name="ce8">
            <text:p>173,56</text:p>
          </table:table-cell>
          <table:table-cell office:value-type="float" office:value="162.31" table:style-name="ce8">
            <text:p>162,31</text:p>
          </table:table-cell>
          <table:table-cell table:number-columns-repeated="5" table:style-name="ce25"/>
          <table:table-cell table:number-columns-repeated="2" table:style-name="ce9"/>
          <table:table-cell table:style-name="ce23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office:value-type="string" table:style-name="ce6">
            <text:p>2023 Q2</text:p>
          </table:table-cell>
          <table:table-cell office:value-type="float" office:value="164.68" table:style-name="ce7">
            <text:p>164,68</text:p>
          </table:table-cell>
          <table:table-cell office:value-type="float" office:value="159.21" table:style-name="ce7">
            <text:p>159,21</text:p>
          </table:table-cell>
          <table:table-cell office:value-type="float" office:value="166.47" table:style-name="ce7">
            <text:p>166,47</text:p>
          </table:table-cell>
          <table:table-cell office:value-type="float" office:value="173.79" table:style-name="ce7">
            <text:p>173,79</text:p>
          </table:table-cell>
          <table:table-cell office:value-type="float" office:value="160.13" table:style-name="ce7">
            <text:p>160,13</text:p>
          </table:table-cell>
          <table:table-cell table:number-columns-repeated="5" table:style-name="ce25"/>
          <table:table-cell table:number-columns-repeated="2" table:style-name="ce9"/>
          <table:table-cell table:style-name="ce23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office:value-type="string" table:style-name="ce6">
            <text:p>2023 Q3</text:p>
          </table:table-cell>
          <table:table-cell office:value-type="float" office:value="164.29" table:style-name="ce7">
            <text:p>164,29</text:p>
          </table:table-cell>
          <table:table-cell office:value-type="float" office:value="161.28" table:style-name="ce7">
            <text:p>161,28</text:p>
          </table:table-cell>
          <table:table-cell office:value-type="float" office:value="164.87" table:style-name="ce7">
            <text:p>164,87</text:p>
          </table:table-cell>
          <table:table-cell office:value-type="float" office:value="172.88" table:style-name="ce7">
            <text:p>172,88</text:p>
          </table:table-cell>
          <table:table-cell office:value-type="float" office:value="158" table:style-name="ce7">
            <text:p>158,00</text:p>
          </table:table-cell>
          <table:table-cell table:number-columns-repeated="5" table:style-name="ce25"/>
          <table:table-cell table:number-columns-repeated="2" table:style-name="ce9"/>
          <table:table-cell table:style-name="ce23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office:value-type="string" table:style-name="ce6">
            <text:p>2023 Q4</text:p>
          </table:table-cell>
          <table:table-cell office:value-type="float" office:value="161.4" table:style-name="ce7">
            <text:p>161,40</text:p>
          </table:table-cell>
          <table:table-cell office:value-type="float" office:value="160.09" table:style-name="ce7">
            <text:p>160,09</text:p>
          </table:table-cell>
          <table:table-cell office:value-type="float" office:value="161.15" table:style-name="ce7">
            <text:p>161,15</text:p>
          </table:table-cell>
          <table:table-cell office:value-type="float" office:value="166.6" table:style-name="ce7">
            <text:p>166,60</text:p>
          </table:table-cell>
          <table:table-cell office:value-type="float" office:value="156.26" table:style-name="ce7">
            <text:p>156,26</text:p>
          </table:table-cell>
          <table:table-cell table:number-columns-repeated="5" table:style-name="ce25"/>
          <table:table-cell table:number-columns-repeated="2" table:style-name="ce9"/>
          <table:table-cell table:style-name="ce23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office:value-type="string" table:style-name="ce13">
            <text:p>Jahresdurchschnitt 2023</text:p>
          </table:table-cell>
          <table:table-cell office:value-type="float" office:value="163.68" table:style-name="ce14">
            <text:p>163,68</text:p>
          </table:table-cell>
          <table:table-cell office:value-type="float" office:value="159.13" table:style-name="ce14">
            <text:p>159,13</text:p>
          </table:table-cell>
          <table:table-cell office:value-type="float" office:value="165.02" table:style-name="ce14">
            <text:p>165,02</text:p>
          </table:table-cell>
          <table:table-cell office:value-type="float" office:value="171.71" table:style-name="ce14">
            <text:p>171,71</text:p>
          </table:table-cell>
          <table:table-cell office:value-type="float" office:value="159.18" table:style-name="ce14">
            <text:p>159,18</text:p>
          </table:table-cell>
          <table:table-cell table:number-columns-repeated="6" table:style-name="ce25"/>
          <table:table-cell table:style-name="ce9"/>
          <table:table-cell table:style-name="ce23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office:value-type="string" table:style-name="ce15">
            <text:p>2024 Q1</text:p>
          </table:table-cell>
          <table:table-cell office:value-type="float" office:value="159.54" table:style-name="ce8">
            <text:p>159,54</text:p>
          </table:table-cell>
          <table:table-cell office:value-type="float" office:value="160.05000000000001" table:style-name="ce8">
            <text:p>160,05</text:p>
          </table:table-cell>
          <table:table-cell office:value-type="float" office:value="158.78" table:style-name="ce8">
            <text:p>158,78</text:p>
          </table:table-cell>
          <table:table-cell office:value-type="float" office:value="164.39" table:style-name="ce8">
            <text:p>164,39</text:p>
          </table:table-cell>
          <table:table-cell office:value-type="float" office:value="153.76" table:style-name="ce8">
            <text:p>153,76</text:p>
          </table:table-cell>
          <table:table-cell table:number-columns-repeated="6" table:style-name="ce25"/>
          <table:table-cell table:style-name="ce9"/>
          <table:table-cell table:style-name="ce23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office:value-type="string" table:style-name="ce6">
            <text:p>2024 Q2</text:p>
          </table:table-cell>
          <table:table-cell office:value-type="float" office:value="164.34" table:style-name="ce7">
            <text:p>164,34</text:p>
          </table:table-cell>
          <table:table-cell office:value-type="float" office:value="162.46" table:style-name="ce7">
            <text:p>162,46</text:p>
          </table:table-cell>
          <table:table-cell office:value-type="float" office:value="164.24" table:style-name="ce7">
            <text:p>164,24</text:p>
          </table:table-cell>
          <table:table-cell office:value-type="float" office:value="169.35" table:style-name="ce7">
            <text:p>169,35</text:p>
          </table:table-cell>
          <table:table-cell office:value-type="float" office:value="159.63999999999999" table:style-name="ce7">
            <text:p>159,64</text:p>
          </table:table-cell>
          <table:table-cell table:number-columns-repeated="6" table:style-name="ce25"/>
          <table:table-cell table:style-name="ce9"/>
          <table:table-cell table:style-name="ce23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office:value-type="string" table:style-name="ce6">
            <text:p>2024 Q3</text:p>
          </table:table-cell>
          <table:table-cell office:value-type="float" office:value="165.13" table:style-name="ce7">
            <text:p>165,13</text:p>
          </table:table-cell>
          <table:table-cell office:value-type="float" office:value="165.22" table:style-name="ce7">
            <text:p>165,22</text:p>
          </table:table-cell>
          <table:table-cell office:value-type="float" office:value="164.47" table:style-name="ce7">
            <text:p>164,47</text:p>
          </table:table-cell>
          <table:table-cell office:value-type="float" office:value="170.71" table:style-name="ce7">
            <text:p>170,71</text:p>
          </table:table-cell>
          <table:table-cell office:value-type="float" office:value="158.91999999999999" table:style-name="ce7">
            <text:p>158,92</text:p>
          </table:table-cell>
          <table:table-cell table:number-columns-repeated="6" table:style-name="ce25"/>
          <table:table-cell table:style-name="ce9"/>
          <table:table-cell table:style-name="ce23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office:value-type="string" table:style-name="ce6">
            <text:p>2024 Q4</text:p>
          </table:table-cell>
          <table:table-cell office:value-type="float" office:value="163.22999999999999" table:style-name="ce7">
            <text:p>163,23</text:p>
          </table:table-cell>
          <table:table-cell office:value-type="float" office:value="164.94" table:style-name="ce7">
            <text:p>164,94</text:p>
          </table:table-cell>
          <table:table-cell office:value-type="float" office:value="162.1" table:style-name="ce7">
            <text:p>162,10</text:p>
          </table:table-cell>
          <table:table-cell office:value-type="float" office:value="167.92" table:style-name="ce7">
            <text:p>167,92</text:p>
          </table:table-cell>
          <table:table-cell office:value-type="float" office:value="156.91" table:style-name="ce7">
            <text:p>156,91</text:p>
          </table:table-cell>
          <table:table-cell table:number-columns-repeated="6" table:style-name="ce25"/>
          <table:table-cell table:style-name="ce9"/>
          <table:table-cell table:style-name="ce23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office:value-type="string" table:style-name="ce13">
            <text:p>Jahresdurchschnitt 2024</text:p>
          </table:table-cell>
          <table:table-cell office:value-type="float" office:value="163.06" table:style-name="ce14">
            <text:p>163,06</text:p>
          </table:table-cell>
          <table:table-cell office:value-type="float" office:value="163.16999999999999" table:style-name="ce14">
            <text:p>163,17</text:p>
          </table:table-cell>
          <table:table-cell office:value-type="float" office:value="162.4" table:style-name="ce14">
            <text:p>162,40</text:p>
          </table:table-cell>
          <table:table-cell office:value-type="float" office:value="168.09" table:style-name="ce14">
            <text:p>168,09</text:p>
          </table:table-cell>
          <table:table-cell office:value-type="float" office:value="157.31" table:style-name="ce14">
            <text:p>157,31</text:p>
          </table:table-cell>
          <table:table-cell table:number-columns-repeated="6" table:style-name="ce25"/>
          <table:table-cell table:style-name="ce9"/>
          <table:table-cell table:style-name="ce23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office:value-type="string" table:style-name="ce15">
            <text:p>2025 Q1</text:p>
          </table:table-cell>
          <table:table-cell office:value-type="float" office:value="165.17" table:style-name="ce8">
            <text:p>165,17</text:p>
          </table:table-cell>
          <table:table-cell office:value-type="float" office:value="165.96" table:style-name="ce8">
            <text:p>165,96</text:p>
          </table:table-cell>
          <table:table-cell office:value-type="float" office:value="164.28" table:style-name="ce8">
            <text:p>164,28</text:p>
          </table:table-cell>
          <table:table-cell office:value-type="float" office:value="170.67" table:style-name="ce8">
            <text:p>170,67</text:p>
          </table:table-cell>
          <table:table-cell office:value-type="float" office:value="158.59" table:style-name="ce8">
            <text:p>158,59</text:p>
          </table:table-cell>
          <table:table-cell table:number-columns-repeated="6" table:style-name="ce25"/>
          <table:table-cell table:style-name="ce9"/>
          <table:table-cell table:style-name="ce23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office:value-type="string" table:style-name="ce6">
            <text:p>2025 Q2</text:p>
          </table:table-cell>
          <table:table-cell office:value-type="float" office:value="166.95" table:style-name="ce7">
            <text:p>166,95</text:p>
          </table:table-cell>
          <table:table-cell office:value-type="float" office:value="166.48" table:style-name="ce7">
            <text:p>166,48</text:p>
          </table:table-cell>
          <table:table-cell office:value-type="float" office:value="166.4" table:style-name="ce7">
            <text:p>166,40</text:p>
          </table:table-cell>
          <table:table-cell office:value-type="float" office:value="172.98" table:style-name="ce7">
            <text:p>172,98</text:p>
          </table:table-cell>
          <table:table-cell office:value-type="float" office:value="160.53" table:style-name="ce7">
            <text:p>160,53</text:p>
          </table:table-cell>
          <table:table-cell table:number-columns-repeated="6" table:style-name="ce25"/>
          <table:table-cell table:style-name="ce9"/>
          <table:table-cell table:style-name="ce23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office:value-type="string" table:style-name="ce6">
            <text:p>2025 Q3</text:p>
          </table:table-cell>
          <table:table-cell office:value-type="float" office:value="167.87" table:style-name="ce7">
            <text:p>167,87</text:p>
          </table:table-cell>
          <table:table-cell office:value-type="float" office:value="168.59" table:style-name="ce7">
            <text:p>168,59</text:p>
          </table:table-cell>
          <table:table-cell office:value-type="float" office:value="167" table:style-name="ce7">
            <text:p>167,00</text:p>
          </table:table-cell>
          <table:table-cell office:value-type="float" office:value="174.51" table:style-name="ce7">
            <text:p>174,51</text:p>
          </table:table-cell>
          <table:table-cell office:value-type="float" office:value="160.30000000000001" table:style-name="ce7">
            <text:p>160,30</text:p>
          </table:table-cell>
          <table:table-cell table:number-columns-repeated="6" table:style-name="ce25"/>
          <table:table-cell table:style-name="ce9"/>
          <table:table-cell table:style-name="ce23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office:value-type="string" table:style-name="ce6">
            <text:p>2025 Q4</text:p>
          </table:table-cell>
          <table:table-cell office:value-type="float" office:value="169.34" table:style-name="ce7">
            <text:p>169,34</text:p>
          </table:table-cell>
          <table:table-cell office:value-type="float" office:value="170.64" table:style-name="ce7">
            <text:p>170,64</text:p>
          </table:table-cell>
          <table:table-cell office:value-type="float" office:value="168.31" table:style-name="ce7">
            <text:p>168,31</text:p>
          </table:table-cell>
          <table:table-cell office:value-type="float" office:value="174.6" table:style-name="ce7">
            <text:p>174,60</text:p>
          </table:table-cell>
          <table:table-cell office:value-type="float" office:value="162.69" table:style-name="ce7">
            <text:p>162,69</text:p>
          </table:table-cell>
          <table:table-cell table:number-columns-repeated="6" table:style-name="ce25"/>
          <table:table-cell table:style-name="ce9"/>
          <table:table-cell table:style-name="ce23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office:value-type="string" table:style-name="ce13">
            <text:p>Jahresdurchschnitt 2025</text:p>
          </table:table-cell>
          <table:table-cell office:value-type="float" office:value="167.33" table:style-name="ce14">
            <text:p>167,33</text:p>
          </table:table-cell>
          <table:table-cell office:value-type="float" office:value="167.92" table:style-name="ce14">
            <text:p>167,92</text:p>
          </table:table-cell>
          <table:table-cell office:value-type="float" office:value="166.5" table:style-name="ce14">
            <text:p>166,50</text:p>
          </table:table-cell>
          <table:table-cell office:value-type="float" office:value="173.19" table:style-name="ce14">
            <text:p>173,19</text:p>
          </table:table-cell>
          <table:table-cell office:value-type="float" office:value="160.53" table:style-name="ce14">
            <text:p>160,53</text:p>
          </table:table-cell>
          <table:table-cell table:number-columns-repeated="6" table:style-name="ce25"/>
          <table:table-cell table:style-name="ce9"/>
          <table:table-cell table:style-name="ce23"/>
          <table:table-cell table:number-columns-repeated="2" table:style-name="ce2"/>
          <table:table-cell table:number-columns-repeated="16368" table:style-name="ce3"/>
        </table:table-row>
        <table:table-row table:style-name="ro6">
          <table:table-cell office:value-type="string" table:number-columns-spanned="6" table:number-rows-spanned="1" table:style-name="ce22">
            <text:p>Q: STATISTIK AUSTRIA. Erstellt am 26.03.2026 - Der letzte Indexstand gilt bis zur Publikation des Indexwertes des folgenden Quartals als vorläufiges Ergebnis.</text:p>
          </table:table-cell>
          <table:covered-table-cell table:number-columns-repeated="5"/>
          <table:table-cell table:number-columns-repeated="10" table:style-name="ce2"/>
          <table:table-cell table:number-columns-repeated="16368" table:style-name="ce3"/>
        </table:table-row>
        <table:table-row table:style-name="ro7">
          <table:table-cell table:style-name="ce2"/>
          <table:table-cell table:number-columns-repeated="5" table:style-name="ce18"/>
          <table:table-cell table:number-columns-repeated="10" table:style-name="ce2"/>
          <table:table-cell table:number-columns-repeated="16368" table:style-name="ce3"/>
        </table:table-row>
        <table:table-row table:style-name="ro7">
          <table:table-cell table:style-name="ce2"/>
          <table:table-cell table:number-columns-repeated="5" table:style-name="ce10"/>
          <table:table-cell table:number-columns-repeated="10" table:style-name="ce2"/>
          <table:table-cell table:number-columns-repeated="16368" table:style-name="ce3"/>
        </table:table-row>
        <table:table-row table:style-name="ro7">
          <table:table-cell table:style-name="ce2"/>
          <table:table-cell table:number-columns-repeated="5" table:style-name="ce18"/>
          <table:table-cell table:number-columns-repeated="10" table:style-name="ce2"/>
          <table:table-cell table:number-columns-repeated="16368" table:style-name="ce3"/>
        </table:table-row>
        <table:table-row table:style-name="ro7">
          <table:table-cell table:style-name="ce2"/>
          <table:table-cell table:number-columns-repeated="5" table:style-name="ce10"/>
          <table:table-cell table:number-columns-repeated="10" table:style-name="ce2"/>
          <table:table-cell table:number-columns-repeated="16368" table:style-name="ce3"/>
        </table:table-row>
        <table:table-row table:number-rows-repeated="3" table:style-name="ro7">
          <table:table-cell table:style-name="ce2"/>
          <table:table-cell table:number-columns-repeated="5" table:style-name="ce20"/>
          <table:table-cell table:number-columns-repeated="10" table:style-name="ce2"/>
          <table:table-cell table:number-columns-repeated="16368" table:style-name="ce3"/>
        </table:table-row>
        <table:table-row table:style-name="ro7">
          <table:table-cell table:number-columns-repeated="16" table:style-name="ce2"/>
          <table:table-cell table:number-columns-repeated="16368" table:style-name="ce3"/>
        </table:table-row>
        <table:table-row table:style-name="ro7">
          <table:table-cell table:style-name="ce2"/>
          <table:table-cell table:style-name="ce20"/>
          <table:table-cell table:number-columns-repeated="14" table:style-name="ce2"/>
          <table:table-cell table:number-columns-repeated="16368" table:style-name="ce3"/>
        </table:table-row>
        <table:table-row table:number-rows-repeated="1048483" table:style-name="ro7">
          <table:table-cell table:number-columns-repeated="16384"/>
        </table:table-row>
      </table:table>
      <table:table table:name="HPI_Revisionen" table:style-name="ta2"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8" table:number-columns-repeated="16377" table:default-cell-style-name="ce27"/>
        <table:table-row table:style-name="ro9">
          <table:table-cell office:value-type="string" table:style-name="ce26">
            <text:p>Außerordentliche Revisionen - Häuserpreisindex</text:p>
          </table:table-cell>
          <table:table-cell table:style-name="ce26"/>
          <table:table-cell table:number-columns-repeated="5" table:style-name="ce27"/>
          <table:table-cell table:number-columns-repeated="16377" table:style-name="ce1"/>
        </table:table-row>
        <table:table-row table:style-name="ro2">
          <table:table-cell office:value-type="string" table:number-columns-spanned="7" table:number-rows-spanned="1" table:style-name="ce30">
            <text:p><text:span text:style-name="T2">Achtung</text:span>: Der Häuserpreisindex wurde mit 25.03.2024 einer Gesamtrevision der Zeitreihe bis 2010 unterzogen. Einen Methodenbericht mit den Änderungen finden sie auf der Projektseite unter dem Punkt "Weiterführende Dokumentationen".</text:p>
          </table:table-cell>
          <table:covered-table-cell table:number-columns-repeated="6"/>
          <table:table-cell table:number-columns-repeated="16377" table:style-name="ce1"/>
        </table:table-row>
        <table:table-row table:style-name="ro9">
          <table:table-cell office:value-type="string" table:number-columns-spanned="1" table:number-rows-spanned="2" table:style-name="ce31">
            <text:p>Basis</text:p>
          </table:table-cell>
          <table:table-cell office:value-type="string" table:number-columns-spanned="1" table:number-rows-spanned="2" table:style-name="ce31">
            <text:p>Revisionsdatum</text:p>
          </table:table-cell>
          <table:table-cell office:value-type="string" table:number-columns-spanned="1" table:number-rows-spanned="2" table:style-name="ce31">
            <text:p>Indexposition</text:p>
          </table:table-cell>
          <table:table-cell office:value-type="string" table:number-columns-spanned="1" table:number-rows-spanned="2" table:style-name="ce31">
            <text:p>Feld</text:p>
          </table:table-cell>
          <table:table-cell office:value-type="string" table:number-columns-spanned="2" table:number-rows-spanned="1" table:style-name="ce31">
            <text:p>Wert</text:p>
          </table:table-cell>
          <table:covered-table-cell/>
          <table:table-cell office:value-type="string" table:number-columns-spanned="1" table:number-rows-spanned="2" table:style-name="ce31">
            <text:p>Begründung</text:p>
          </table:table-cell>
          <table:table-cell table:number-columns-repeated="16377" table:style-name="ce1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style-name="ce28">
            <text:p>Alt</text:p>
          </table:table-cell>
          <table:table-cell office:value-type="string" table:style-name="ce28">
            <text:p>Neu</text:p>
          </table:table-cell>
          <table:covered-table-cell/>
          <table:table-cell table:number-columns-repeated="16377" table:style-name="ce1"/>
        </table:table-row>
        <table:table-row table:number-rows-repeated="12" table:style-name="ro9">
          <table:table-cell table:style-name="ce29"/>
          <table:table-cell table:number-columns-repeated="6" table:style-name="ce27"/>
          <table:table-cell table:number-columns-repeated="16377" table:style-name="ce1"/>
        </table:table-row>
        <table:table-row table:style-name="ro9">
          <table:table-cell table:style-name="ce29"/>
          <table:table-cell table:number-columns-repeated="16383" table:style-name="ce1"/>
        </table:table-row>
        <table:table-row table:number-rows-repeated="1048559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">
      <number:number number:decimal-places="4" number:min-decimal-places="4" number:min-integer-digits="1"/>
    </number:number-style>
    <number:number-style style:name="N37">
      <number:number number:decimal-places="3" number:min-decimal-places="3" number:min-integer-digits="1"/>
    </number:number-style>
    <number:number-style style:name="N38">
      <number:number number:decimal-places="1" number:min-decimal-places="1" number:min-integer-digits="1"/>
    </number:number-style>
    <style:style style:name="Prozent_32_2" style:display-name="Prozent 2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Standard_32_2_32_2" style:display-name="Standard 2 2" style:family="table-cell" style:data-style-name="N0">
      <style:table-cell-properties style:vertical-align="automatic" fo:background-color="transparent"/>
    </style:style>
    <style:style style:name="Standard_32_2_32_4" style:display-name="Standard 2 4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Standard_32_3" style:display-name="Standard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Standard_32_4" style:display-name="Standard 4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STEININGER Matthias</meta:initial-creator>
    <dc:creator>STEININGER Matthias</dc:creator>
    <meta:creation-date>2006-09-16T00:00:00Z</meta:creation-date>
    <dc:date>2026-03-25T09:40:43Z</dc:date>
    <meta:editing-duration>PT0S</meta:editing-duration>
  </office:meta>
</office:document-meta>
</file>